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3cm"/>
    </style:style>
    <style:style style:name="co2" style:family="table-column">
      <style:table-column-properties fo:break-before="auto" style:column-width="6.479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495cm"/>
    </style:style>
    <style:style style:name="co8" style:family="table-column">
      <style:table-column-properties fo:break-before="auto" style:column-width="2.845cm"/>
    </style:style>
    <style:style style:name="co14" style:family="table-column">
      <style:table-column-properties fo:break-before="auto" style:column-width="3.983cm"/>
    </style:style>
    <style:style style:name="co15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611cm"/>
    </style:style>
    <style:style style:name="co17" style:family="table-column">
      <style:table-column-properties fo:break-before="auto" style:column-width="5.341cm"/>
    </style:style>
    <style:style style:name="co18" style:family="table-column">
      <style:table-column-properties fo:break-before="auto" style:column-width="3.306cm"/>
    </style:style>
    <style:style style:name="co19" style:family="table-column">
      <style:table-column-properties fo:break-before="auto" style:column-width="3.066cm"/>
    </style:style>
    <style:style style:name="co20" style:family="table-column">
      <style:table-column-properties fo:break-before="auto" style:column-width="3.261cm"/>
    </style:style>
    <style:style style:name="co21" style:family="table-column">
      <style:table-column-properties fo:break-before="auto" style:column-width="5.232cm"/>
    </style:style>
    <style:style style:name="co22" style:family="table-column">
      <style:table-column-properties fo:break-before="auto" style:column-width="6.325cm"/>
    </style:style>
    <style:style style:name="co23" style:family="table-column">
      <style:table-column-properties fo:break-before="auto" style:column-width="12.608cm"/>
    </style:style>
    <style:style style:name="co24" style:family="table-column">
      <style:table-column-properties fo:break-before="auto" style:column-width="4.531cm"/>
    </style:style>
    <style:style style:name="co25" style:family="table-column">
      <style:table-column-properties fo:break-before="auto" style:column-width="4.706cm"/>
    </style:style>
    <style:style style:name="co26" style:family="table-column">
      <style:table-column-properties fo:break-before="auto" style:column-width="4.727cm"/>
    </style:style>
    <style:style style:name="co27" style:family="table-column">
      <style:table-column-properties fo:break-before="auto" style:column-width="3.348cm"/>
    </style:style>
    <style:style style:name="co28" style:family="table-column">
      <style:table-column-properties fo:break-before="auto" style:column-width="5.253cm"/>
    </style:style>
    <style:style style:name="co29" style:family="table-column">
      <style:table-column-properties fo:break-before="auto" style:column-width="4.027cm"/>
    </style:style>
    <style:style style:name="co30" style:family="table-column">
      <style:table-column-properties fo:break-before="auto" style:column-width="4.509cm"/>
    </style:style>
    <style:style style:name="co31" style:family="table-column">
      <style:table-column-properties fo:break-before="auto" style:column-width="4.771cm"/>
    </style:style>
    <style:style style:name="co32" style:family="table-column">
      <style:table-column-properties fo:break-before="auto" style:column-width="2.955cm"/>
    </style:style>
    <style:style style:name="co33" style:family="table-column">
      <style:table-column-properties fo:break-before="auto" style:column-width="3.941cm"/>
    </style:style>
    <style:style style:name="co34" style:family="table-column">
      <style:table-column-properties fo:break-before="auto" style:column-width="4.399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Domain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AccessType</text:p>
          </table:table-cell>
          <table:table-cell office:value-type="string">
            <text:p>Building Access Type</text:p>
          </table:table-cell>
          <table:table-cell office:value-type="string">
            <text:p>TEXT</text:p>
          </table:table-cell>
          <table:table-cell office:value-type="string">
            <text:p>CODED</text:p>
          </table:table-cell>
        </table:table-row>
        <table:table-row table:style-name="ro1">
          <table:table-cell office:value-type="string">
            <text:p>AnnotationType</text:p>
          </table:table-cell>
          <table:table-cell office:value-type="string">
            <text:p>Annotated Space Type</text:p>
          </table:table-cell>
          <table:table-cell office:value-type="string">
            <text:p>TEXT</text:p>
          </table:table-cell>
          <table:table-cell office:value-type="string">
            <text:p>CODED</text:p>
          </table:table-cell>
        </table:table-row>
        <table:table-row table:style-name="ro1">
          <table:table-cell office:value-type="string">
            <text:p>Boolean</text:p>
          </table:table-cell>
          <table:table-cell office:value-type="string">
            <text:p>Boolean</text:p>
          </table:table-cell>
          <table:table-cell office:value-type="string">
            <text:p>SHORT</text:p>
          </table:table-cell>
          <table:table-cell office:value-type="string">
            <text:p>CODED</text:p>
          </table:table-cell>
        </table:table-row>
        <table:table-row table:style-name="ro1">
          <table:table-cell office:value-type="string">
            <text:p>BuildingInteriorSpaceType</text:p>
          </table:table-cell>
          <table:table-cell office:value-type="string">
            <text:p>Interior Space Type</text:p>
          </table:table-cell>
          <table:table-cell office:value-type="string">
            <text:p>TEXT</text:p>
          </table:table-cell>
          <table:table-cell office:value-type="string">
            <text:p>CODED</text:p>
          </table:table-cell>
        </table:table-row>
        <table:table-row table:style-name="ro1">
          <table:table-cell office:value-type="string">
            <text:p>BuildingInteriorStructureType</text:p>
          </table:table-cell>
          <table:table-cell office:value-type="string">
            <text:p>Interior Structure Type</text:p>
          </table:table-cell>
          <table:table-cell office:value-type="string">
            <text:p>TEXT</text:p>
          </table:table-cell>
          <table:table-cell office:value-type="string">
            <text:p>CODED</text:p>
          </table:table-cell>
        </table:table-row>
        <table:table-row table:style-name="ro1">
          <table:table-cell office:value-type="string">
            <text:p>BuildingRoofForm</text:p>
          </table:table-cell>
          <table:table-cell office:value-type="string">
            <text:p>Roof Form</text:p>
          </table:table-cell>
          <table:table-cell office:value-type="string">
            <text:p>TEXT</text:p>
          </table:table-cell>
          <table:table-cell office:value-type="string">
            <text:p>CODED</text:p>
          </table:table-cell>
        </table:table-row>
        <table:table-row table:style-name="ro1">
          <table:table-cell office:value-type="string">
            <text:p>BuildingUsage</text:p>
          </table:table-cell>
          <table:table-cell office:value-type="string">
            <text:p>Building Usage</text:p>
          </table:table-cell>
          <table:table-cell office:value-type="string">
            <text:p>TEXT</text:p>
          </table:table-cell>
          <table:table-cell office:value-type="string">
            <text:p>CODED</text:p>
          </table:table-cell>
        </table:table-row>
        <table:table-row table:style-name="ro1">
          <table:table-cell office:value-type="string">
            <text:p>ConstructionStatus</text:p>
          </table:table-cell>
          <table:table-cell office:value-type="string">
            <text:p>Construction Status</text:p>
          </table:table-cell>
          <table:table-cell office:value-type="string">
            <text:p>TEXT</text:p>
          </table:table-cell>
          <table:table-cell office:value-type="string">
            <text:p>CODED</text:p>
          </table:table-cell>
        </table:table-row>
        <table:table-row table:style-name="ro1">
          <table:table-cell office:value-type="string">
            <text:p>InteriorInstallationType</text:p>
          </table:table-cell>
          <table:table-cell office:value-type="string">
            <text:p>Interior Installation Type</text:p>
          </table:table-cell>
          <table:table-cell office:value-type="string">
            <text:p>TEXT</text:p>
          </table:table-cell>
          <table:table-cell office:value-type="string">
            <text:p>CODED</text:p>
          </table:table-cell>
        </table:table-row>
        <table:table-row table:style-name="ro1">
          <table:table-cell office:value-type="string">
            <text:p>LandCoverType</text:p>
          </table:table-cell>
          <table:table-cell office:value-type="string">
            <text:p>Land Cover Type</text:p>
          </table:table-cell>
          <table:table-cell office:value-type="string">
            <text:p>TEXT</text:p>
          </table:table-cell>
          <table:table-cell office:value-type="string">
            <text:p>CODED</text:p>
          </table:table-cell>
        </table:table-row>
        <table:table-row table:style-name="ro1">
          <table:table-cell office:value-type="string">
            <text:p>ParcelType</text:p>
          </table:table-cell>
          <table:table-cell office:value-type="string">
            <text:p>Parcel Type</text:p>
          </table:table-cell>
          <table:table-cell office:value-type="string">
            <text:p>TEXT</text:p>
          </table:table-cell>
          <table:table-cell office:value-type="string">
            <text:p>CODED</text:p>
          </table:table-cell>
        </table:table-row>
        <table:table-row table:style-name="ro1">
          <table:table-cell office:value-type="string">
            <text:p>PlanType</text:p>
          </table:table-cell>
          <table:table-cell office:value-type="string">
            <text:p>Zoning or Land Use Plan Type</text:p>
          </table:table-cell>
          <table:table-cell office:value-type="string">
            <text:p>TEXT</text:p>
          </table:table-cell>
          <table:table-cell office:value-type="string">
            <text:p>CODED</text:p>
          </table:table-cell>
        </table:table-row>
        <table:table-row table:style-name="ro1">
          <table:table-cell office:value-type="string">
            <text:p>SensorType</text:p>
          </table:table-cell>
          <table:table-cell office:value-type="string">
            <text:p>Sensor Observation Type</text:p>
          </table:table-cell>
          <table:table-cell office:value-type="string">
            <text:p>TEXT</text:p>
          </table:table-cell>
          <table:table-cell office:value-type="string">
            <text:p>CODED</text:p>
          </table:table-cell>
        </table:table-row>
        <table:table-row table:style-name="ro1">
          <table:table-cell office:value-type="string">
            <text:p>ShellPartType</text:p>
          </table:table-cell>
          <table:table-cell office:value-type="string">
            <text:p>Shell Part Type</text:p>
          </table:table-cell>
          <table:table-cell office:value-type="string">
            <text:p>TEXT</text:p>
          </table:table-cell>
          <table:table-cell office:value-type="string">
            <text:p>CODED</text:p>
          </table:table-cell>
        </table:table-row>
        <table:table-row table:style-name="ro1">
          <table:table-cell office:value-type="string">
            <text:p>StreetFurnitureType</text:p>
          </table:table-cell>
          <table:table-cell office:value-type="string">
            <text:p>Street Furniture Type</text:p>
          </table:table-cell>
          <table:table-cell office:value-type="string">
            <text:p>TEXT</text:p>
          </table:table-cell>
          <table:table-cell office:value-type="string">
            <text:p>CODED</text:p>
          </table:table-cell>
        </table:table-row>
        <table:table-row table:style-name="ro1">
          <table:table-cell office:value-type="string">
            <text:p>TreeCanopyShape</text:p>
          </table:table-cell>
          <table:table-cell office:value-type="string">
            <text:p>Canopy Shape Type</text:p>
          </table:table-cell>
          <table:table-cell office:value-type="string">
            <text:p>TEXT</text:p>
          </table:table-cell>
          <table:table-cell office:value-type="string">
            <text:p>CODED</text:p>
          </table:table-cell>
        </table:table-row>
        <table:table-row table:style-name="ro1">
          <table:table-cell office:value-type="string">
            <text:p>TreeGenusType</text:p>
          </table:table-cell>
          <table:table-cell office:value-type="string">
            <text:p>Tree Genus Type</text:p>
          </table:table-cell>
          <table:table-cell office:value-type="string">
            <text:p>TEXT</text:p>
          </table:table-cell>
          <table:table-cell office:value-type="string">
            <text:p>CODED</text:p>
          </table:table-cell>
        </table:table-row>
        <table:table-row table:style-name="ro1">
          <table:table-cell office:value-type="string">
            <text:p>TreeSpeciesType</text:p>
          </table:table-cell>
          <table:table-cell office:value-type="string">
            <text:p>Tree Species Type</text:p>
          </table:table-cell>
          <table:table-cell office:value-type="string">
            <text:p>TEXT</text:p>
          </table:table-cell>
          <table:table-cell office:value-type="string">
            <text:p>CODED</text:p>
          </table:table-cell>
        </table:table-row>
        <table:table-row table:style-name="ro1">
          <table:table-cell office:value-type="string">
            <text:p>ZoningType</text:p>
          </table:table-cell>
          <table:table-cell office:value-type="string">
            <text:p>Zoning Type</text:p>
          </table:table-cell>
          <table:table-cell office:value-type="string">
            <text:p>TEXT</text:p>
          </table:table-cell>
          <table:table-cell office:value-type="string">
            <text:p>CODED</text:p>
          </table:table-cell>
        </table:table-row>
        <table:table-row table:style-name="ro1">
          <table:table-cell office:value-type="string">
            <text:p>CityFabricRelationType</text:p>
          </table:table-cell>
          <table:table-cell office:value-type="string">
            <text:p>City Fabric Relation Type</text:p>
          </table:table-cell>
          <table:table-cell office:value-type="string">
            <text:p>TEXT</text:p>
          </table:table-cell>
          <table:table-cell office:value-type="string">
            <text:p>CODED</text:p>
          </table:table-cell>
        </table:table-row>
        <table:table-row table:style-name="ro1">
          <table:table-cell office:value-type="string">
            <text:p>FlowDirection</text:p>
          </table:table-cell>
          <table:table-cell office:value-type="string">
            <text:p>Flow Direction</text:p>
          </table:table-cell>
          <table:table-cell office:value-type="string">
            <text:p>TEXT</text:p>
          </table:table-cell>
          <table:table-cell office:value-type="string">
            <text:p>CODED</text:p>
          </table:table-cell>
        </table:table-row>
        <table:table-row table:style-name="ro1">
          <table:table-cell office:value-type="string">
            <text:p>RegulationOperator</text:p>
          </table:table-cell>
          <table:table-cell office:value-type="string">
            <text:p>Zoning Regulation Operator</text:p>
          </table:table-cell>
          <table:table-cell office:value-type="string">
            <text:p>TEXT</text:p>
          </table:table-cell>
          <table:table-cell office:value-type="string">
            <text:p>CODED</text:p>
          </table:table-cell>
        </table:table-row>
        <table:table-row table:style-name="ro1">
          <table:table-cell office:value-type="string">
            <text:p>RegulationAspect</text:p>
          </table:table-cell>
          <table:table-cell office:value-type="string">
            <text:p>Zoning Regulation Aspect</text:p>
          </table:table-cell>
          <table:table-cell office:value-type="string">
            <text:p>TEXT</text:p>
          </table:table-cell>
          <table:table-cell office:value-type="string">
            <text:p>CODED</text:p>
          </table:table-cell>
        </table:table-row>
        <table:table-row table:style-name="ro2" table:number-rows-repeated="104855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odedValue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3">
          <table:table-cell table:formula="of:=[Domains.A$1]" office:value-type="string" office:string-value="AccessType">
            <text:p>AccessType</text:p>
          </table:table-cell>
          <table:table-cell office:value-type="string">
            <text:p>Public</text:p>
          </table:table-cell>
          <table:table-cell office:value-type="string">
            <text:p>Public</text:p>
          </table:table-cell>
        </table:table-row>
        <table:table-row table:style-name="ro1">
          <table:table-cell table:formula="of:=[Domains.A$1]" office:value-type="string" office:string-value="AccessType">
            <text:p>AccessType</text:p>
          </table:table-cell>
          <table:table-cell table:number-columns-repeated="2" office:value-type="string">
            <text:p>Private</text:p>
          </table:table-cell>
        </table:table-row>
        <table:table-row table:style-name="ro3">
          <table:table-cell table:formula="of:=[Domains.A$1]" office:value-type="string" office:string-value="AccessType">
            <text:p>AccessType</text:p>
          </table:table-cell>
          <table:table-cell office:value-type="string">
            <text:p>Employee</text:p>
          </table:table-cell>
          <table:table-cell office:value-type="string">
            <text:p>Employee</text:p>
          </table:table-cell>
        </table:table-row>
        <table:table-row table:style-name="ro3">
          <table:table-cell table:formula="of:=[Domains.A$1]" office:value-type="string" office:string-value="AccessType">
            <text:p>AccessType</text:p>
          </table:table-cell>
          <table:table-cell office:value-type="string">
            <text:p>Visitor</text:p>
          </table:table-cell>
          <table:table-cell office:value-type="string">
            <text:p>Visitor</text:p>
          </table:table-cell>
        </table:table-row>
        <table:table-row table:style-name="ro1">
          <table:table-cell table:formula="of:=[Domains.A$1]" office:value-type="string" office:string-value="AccessType">
            <text:p>AccessType</text:p>
          </table:table-cell>
          <table:table-cell table:number-columns-repeated="2" office:value-type="string">
            <text:p>Student</text:p>
          </table:table-cell>
        </table:table-row>
        <table:table-row table:style-name="ro3">
          <table:table-cell table:formula="of:=[Domains.A$1]" office:value-type="string" office:string-value="AccessType">
            <text:p>AccessType</text:p>
          </table:table-cell>
          <table:table-cell office:value-type="string">
            <text:p>Faculty</text:p>
          </table:table-cell>
          <table:table-cell office:value-type="string">
            <text:p>Faculty</text:p>
          </table:table-cell>
        </table:table-row>
        <table:table-row table:style-name="ro3">
          <table:table-cell table:formula="of:=[Domains.A$1]" office:value-type="string" office:string-value="AccessType">
            <text:p>AccessType</text:p>
          </table:table-cell>
          <table:table-cell office:value-type="string">
            <text:p>Secure</text:p>
          </table:table-cell>
          <table:table-cell office:value-type="string">
            <text:p>Secure</text:p>
          </table:table-cell>
        </table:table-row>
        <table:table-row table:style-name="ro3">
          <table:table-cell table:formula="of:=[Domains.A$1]" office:value-type="string" office:string-value="AccessType">
            <text:p>AccessType</text:p>
          </table:table-cell>
          <table:table-cell office:value-type="string">
            <text:p>Reserved</text:p>
          </table:table-cell>
          <table:table-cell office:value-type="string">
            <text:p>Reserved</text:p>
          </table:table-cell>
        </table:table-row>
        <table:table-row table:style-name="ro3">
          <table:table-cell table:formula="of:=[Domains.A$1]" office:value-type="string" office:string-value="AccessType">
            <text:p>AccessType</text:p>
          </table:table-cell>
          <table:table-cell office:value-type="string">
            <text:p>Maintenance</text:p>
          </table:table-cell>
          <table:table-cell office:value-type="string">
            <text:p>Maintenance</text:p>
          </table:table-cell>
        </table:table-row>
        <table:table-row table:style-name="ro1">
          <table:table-cell table:formula="of:=[Domains.A$1]" office:value-type="string" office:string-value="AccessType">
            <text:p>AccessType</text:p>
          </table:table-cell>
          <table:table-cell table:number-columns-repeated="2" office:value-type="string">
            <text:p>Handicap</text:p>
          </table:table-cell>
        </table:table-row>
        <table:table-row table:style-name="ro3">
          <table:table-cell table:formula="of:=[Domains.A$1]" office:value-type="string" office:string-value="AccessType">
            <text:p>AccessType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3">
          <table:table-cell table:formula="of:=[Domains.A$1]" office:value-type="string" office:string-value="AccessType">
            <text:p>AccessType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</table:table-row>
        <table:table-row table:style-name="ro3">
          <table:table-cell table:formula="of:=[Domains.A$2]" office:value-type="string" office:string-value="AnnotationType">
            <text:p>AnnotationType</text:p>
          </table:table-cell>
          <table:table-cell office:value-type="string">
            <text:p>Comment</text:p>
          </table:table-cell>
          <table:table-cell office:value-type="string">
            <text:p>Comment</text:p>
          </table:table-cell>
        </table:table-row>
        <table:table-row table:style-name="ro3">
          <table:table-cell table:formula="of:=[Domains.A$2]" office:value-type="string" office:string-value="AnnotationType">
            <text:p>AnnotationType</text:p>
          </table:table-cell>
          <table:table-cell office:value-type="string">
            <text:p>Process Result</text:p>
          </table:table-cell>
          <table:table-cell office:value-type="string">
            <text:p>Process Result</text:p>
          </table:table-cell>
        </table:table-row>
        <table:table-row table:style-name="ro1">
          <table:table-cell table:formula="of:=[Domains.A$2]" office:value-type="string" office:string-value="AnnotationType">
            <text:p>AnnotationType</text:p>
          </table:table-cell>
          <table:table-cell table:number-columns-repeated="2" office:value-type="string">
            <text:p>Link</text:p>
          </table:table-cell>
        </table:table-row>
        <table:table-row table:style-name="ro3">
          <table:table-cell table:formula="of:=[Domains.A$2]" office:value-type="string" office:string-value="AnnotationType">
            <text:p>AnnotationType</text:p>
          </table:table-cell>
          <table:table-cell office:value-type="string">
            <text:p>Measurement</text:p>
          </table:table-cell>
          <table:table-cell office:value-type="string">
            <text:p>Measurement</text:p>
          </table:table-cell>
        </table:table-row>
        <table:table-row table:style-name="ro3">
          <table:table-cell table:formula="of:=[Domains.A$3]" office:value-type="string" office:string-value="Boolean">
            <text:p>Boolean</text:p>
          </table:table-cell>
          <table:table-cell table:style-name="ce1"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3">
          <table:table-cell table:formula="of:=[Domains.A$3]" office:value-type="string" office:string-value="Boolean">
            <text:p>Boolean</text:p>
          </table:table-cell>
          <table:table-cell table:style-name="ce1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Acting Stage</text:p>
          </table:table-cell>
          <table:table-cell office:value-type="string">
            <text:p>Acting Stage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Aircraft Hangar</text:p>
          </table:table-cell>
          <table:table-cell office:value-type="string">
            <text:p>Aircraft Hangar</text:p>
          </table:table-cell>
        </table:table-row>
        <table:table-row table:style-name="ro1">
          <table:table-cell table:formula="of:=[Domains.A$4]" office:value-type="string" office:string-value="BuildingInteriorSpaceType">
            <text:p>BuildingInteriorSpaceType</text:p>
          </table:table-cell>
          <table:table-cell table:number-columns-repeated="2" office:value-type="string">
            <text:p>Artist Studio</text:p>
          </table:table-cell>
        </table:table-row>
        <table:table-row table:style-name="ro1">
          <table:table-cell table:formula="of:=[Domains.A$4]" office:value-type="string" office:string-value="BuildingInteriorSpaceType">
            <text:p>BuildingInteriorSpaceType</text:p>
          </table:table-cell>
          <table:table-cell table:number-columns-repeated="2" office:value-type="string">
            <text:p>Atriu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Audio-Visual Room</text:p>
          </table:table-cell>
          <table:table-cell office:value-type="string">
            <text:p>Audio-Visual Room</text:p>
          </table:table-cell>
        </table:table-row>
        <table:table-row table:style-name="ro1">
          <table:table-cell table:formula="of:=[Domains.A$4]" office:value-type="string" office:string-value="BuildingInteriorSpaceType">
            <text:p>BuildingInteriorSpaceType</text:p>
          </table:table-cell>
          <table:table-cell table:number-columns-repeated="2" office:value-type="string">
            <text:p>Auditoriu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Baggage Claim</text:p>
          </table:table-cell>
          <table:table-cell office:value-type="string">
            <text:p>Baggage Clai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Bank Teller Space</text:p>
          </table:table-cell>
          <table:table-cell office:value-type="string">
            <text:p>Bank Teller Space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Barracks Space</text:p>
          </table:table-cell>
          <table:table-cell office:value-type="string">
            <text:p>Barracks Space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Bedroom</text:p>
          </table:table-cell>
          <table:table-cell office:value-type="string">
            <text:p>Bed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Bowling Lane</text:p>
          </table:table-cell>
          <table:table-cell office:value-type="string">
            <text:p>Bowling Lane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Break Room</text:p>
          </table:table-cell>
          <table:table-cell office:value-type="string">
            <text:p>Break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Buying and Selling Spaces</text:p>
          </table:table-cell>
          <table:table-cell office:value-type="string">
            <text:p>Buying and Selling Spaces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Chapel</text:p>
          </table:table-cell>
          <table:table-cell office:value-type="string">
            <text:p>Chapel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Checkout Space</text:p>
          </table:table-cell>
          <table:table-cell office:value-type="string">
            <text:p>Checkout Space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Child Day Care Space</text:p>
          </table:table-cell>
          <table:table-cell office:value-type="string">
            <text:p>Child Day Care Space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Choir Loft</text:p>
          </table:table-cell>
          <table:table-cell office:value-type="string">
            <text:p>Choir Loft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Classroom</text:p>
          </table:table-cell>
          <table:table-cell office:value-type="string">
            <text:p>Class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Closet</text:p>
          </table:table-cell>
          <table:table-cell office:value-type="string">
            <text:p>Closet</text:p>
          </table:table-cell>
        </table:table-row>
        <table:table-row table:style-name="ro1">
          <table:table-cell table:formula="of:=[Domains.A$4]" office:value-type="string" office:string-value="BuildingInteriorSpaceType">
            <text:p>BuildingInteriorSpaceType</text:p>
          </table:table-cell>
          <table:table-cell table:number-columns-repeated="2" office:value-type="string">
            <text:p>Computer Lab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Computer Server Room</text:p>
          </table:table-cell>
          <table:table-cell office:value-type="string">
            <text:p>Computer Server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Conference Room</text:p>
          </table:table-cell>
          <table:table-cell office:value-type="string">
            <text:p>Conference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Control Room</text:p>
          </table:table-cell>
          <table:table-cell office:value-type="string">
            <text:p>Control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Copy Room</text:p>
          </table:table-cell>
          <table:table-cell office:value-type="string">
            <text:p>Copy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Corridor</text:p>
          </table:table-cell>
          <table:table-cell office:value-type="string">
            <text:p>Corridor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Court Room</text:p>
          </table:table-cell>
          <table:table-cell office:value-type="string">
            <text:p>Court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Covered Walkway</text:p>
          </table:table-cell>
          <table:table-cell office:value-type="string">
            <text:p>Covered Walkway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Dining Room</text:p>
          </table:table-cell>
          <table:table-cell office:value-type="string">
            <text:p>Dining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Dishwashing</text:p>
          </table:table-cell>
          <table:table-cell office:value-type="string">
            <text:p>Dishwashing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Dormitory Room</text:p>
          </table:table-cell>
          <table:table-cell office:value-type="string">
            <text:p>Dormitory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Dressing Room</text:p>
          </table:table-cell>
          <table:table-cell office:value-type="string">
            <text:p>Dressing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Electrical Room</text:p>
          </table:table-cell>
          <table:table-cell office:value-type="string">
            <text:p>Electrical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Elevator Cab</text:p>
          </table:table-cell>
          <table:table-cell office:value-type="string">
            <text:p>Elevator Cab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Entry Lobby</text:p>
          </table:table-cell>
          <table:table-cell office:value-type="string">
            <text:p>Entry Lobby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Entry Vestibule</text:p>
          </table:table-cell>
          <table:table-cell office:value-type="string">
            <text:p>Entry Vestibule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Equipment Room</text:p>
          </table:table-cell>
          <table:table-cell office:value-type="string">
            <text:p>Equipment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Exercise Space</text:p>
          </table:table-cell>
          <table:table-cell office:value-type="string">
            <text:p>Exercise Space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Exhibit Hall</text:p>
          </table:table-cell>
          <table:table-cell office:value-type="string">
            <text:p>Exhibit Hall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Facility Equipment Service Spaces</text:p>
          </table:table-cell>
          <table:table-cell office:value-type="string">
            <text:p>Facility Equipment Service Spaces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Fire Closet</text:p>
          </table:table-cell>
          <table:table-cell office:value-type="string">
            <text:p>Fire Closet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Fixed Location Storage Spaces</text:p>
          </table:table-cell>
          <table:table-cell office:value-type="string">
            <text:p>Fixed Location Storage Spaces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Freezing Compartment</text:p>
          </table:table-cell>
          <table:table-cell office:value-type="string">
            <text:p>Freezing Compartment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General Retail Space</text:p>
          </table:table-cell>
          <table:table-cell office:value-type="string">
            <text:p>General Retail Space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Hallway</text:p>
          </table:table-cell>
          <table:table-cell office:value-type="string">
            <text:p>Hallway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Holding Cell</text:p>
          </table:table-cell>
          <table:table-cell office:value-type="string">
            <text:p>Holding Cell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Interview Room</text:p>
          </table:table-cell>
          <table:table-cell office:value-type="string">
            <text:p>Interview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Janitor Closet</text:p>
          </table:table-cell>
          <table:table-cell office:value-type="string">
            <text:p>Janitor Closet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Kennel</text:p>
          </table:table-cell>
          <table:table-cell office:value-type="string">
            <text:p>Kennel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Kitchen</text:p>
          </table:table-cell>
          <table:table-cell office:value-type="string">
            <text:p>Kitchen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Laboratory</text:p>
          </table:table-cell>
          <table:table-cell office:value-type="string">
            <text:p>Laboratory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Laundry Room</text:p>
          </table:table-cell>
          <table:table-cell office:value-type="string">
            <text:p>Laundry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Library</text:p>
          </table:table-cell>
          <table:table-cell office:value-type="string">
            <text:p>Library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Liquor Bar</text:p>
          </table:table-cell>
          <table:table-cell office:value-type="string">
            <text:p>Liquor Bar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Locker Room</text:p>
          </table:table-cell>
          <table:table-cell office:value-type="string">
            <text:p>Locker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Mail Room</text:p>
          </table:table-cell>
          <table:table-cell office:value-type="string">
            <text:p>Mail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Maintenance Closet</text:p>
          </table:table-cell>
          <table:table-cell office:value-type="string">
            <text:p>Maintenance Closet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Maintenance Spaces</text:p>
          </table:table-cell>
          <table:table-cell office:value-type="string">
            <text:p>Maintenance Spaces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Manufacturing Space</text:p>
          </table:table-cell>
          <table:table-cell office:value-type="string">
            <text:p>Manufacturing Space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Mechanical Room</text:p>
          </table:table-cell>
          <table:table-cell office:value-type="string">
            <text:p>Mechanical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Money and Valuables Vault</text:p>
          </table:table-cell>
          <table:table-cell office:value-type="string">
            <text:p>Money and Valuables Vault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Museum Gallery</text:p>
          </table:table-cell>
          <table:table-cell office:value-type="string">
            <text:p>Museum Gallery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Nursery</text:p>
          </table:table-cell>
          <table:table-cell office:value-type="string">
            <text:p>Nursery</text:p>
          </table:table-cell>
        </table:table-row>
        <table:table-row table:style-name="ro1">
          <table:table-cell table:formula="of:=[Domains.A$4]" office:value-type="string" office:string-value="BuildingInteriorSpaceType">
            <text:p>BuildingInteriorSpaceType</text:p>
          </table:table-cell>
          <table:table-cell table:number-columns-repeated="2" office:value-type="string">
            <text:p>Office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Office Cubicle</text:p>
          </table:table-cell>
          <table:table-cell office:value-type="string">
            <text:p>Office Cubicle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Parts Assembly Space</text:p>
          </table:table-cell>
          <table:table-cell office:value-type="string">
            <text:p>Parts Assembly Space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Patient Care Room</text:p>
          </table:table-cell>
          <table:table-cell office:value-type="string">
            <text:p>Patient Care Room</text:p>
          </table:table-cell>
        </table:table-row>
        <table:table-row table:style-name="ro1">
          <table:table-cell table:formula="of:=[Domains.A$4]" office:value-type="string" office:string-value="BuildingInteriorSpaceType">
            <text:p>BuildingInteriorSpaceType</text:p>
          </table:table-cell>
          <table:table-cell table:number-columns-repeated="2" office:value-type="string">
            <text:p>Patio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Pharmacy</text:p>
          </table:table-cell>
          <table:table-cell office:value-type="string">
            <text:p>Pharmacy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Printing Room</text:p>
          </table:table-cell>
          <table:table-cell office:value-type="string">
            <text:p>Printing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Reading Room</text:p>
          </table:table-cell>
          <table:table-cell office:value-type="string">
            <text:p>Reading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Reception Space</text:p>
          </table:table-cell>
          <table:table-cell office:value-type="string">
            <text:p>Reception Space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Recreation Spaces</text:p>
          </table:table-cell>
          <table:table-cell office:value-type="string">
            <text:p>Recreation Spaces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Refrigeration Compartment</text:p>
          </table:table-cell>
          <table:table-cell office:value-type="string">
            <text:p>Refrigeration Compartment</text:p>
          </table:table-cell>
        </table:table-row>
        <table:table-row table:style-name="ro1">
          <table:table-cell table:formula="of:=[Domains.A$4]" office:value-type="string" office:string-value="BuildingInteriorSpaceType">
            <text:p>BuildingInteriorSpaceType</text:p>
          </table:table-cell>
          <table:table-cell table:number-columns-repeated="2" office:value-type="string">
            <text:p>Rest Lounge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Restroom</text:p>
          </table:table-cell>
          <table:table-cell office:value-type="string">
            <text:p>Restroom</text:p>
          </table:table-cell>
        </table:table-row>
        <table:table-row table:style-name="ro1">
          <table:table-cell table:formula="of:=[Domains.A$4]" office:value-type="string" office:string-value="BuildingInteriorSpaceType">
            <text:p>BuildingInteriorSpaceType</text:p>
          </table:table-cell>
          <table:table-cell table:number-columns-repeated="2" office:value-type="string">
            <text:p>Sauna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Scanning/Imaging Room</text:p>
          </table:table-cell>
          <table:table-cell office:value-type="string">
            <text:p>Scanning/Imaging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Shower</text:p>
          </table:table-cell>
          <table:table-cell office:value-type="string">
            <text:p>Shower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Stairway</text:p>
          </table:table-cell>
          <table:table-cell office:value-type="string">
            <text:p>Stairway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Storage Room</text:p>
          </table:table-cell>
          <table:table-cell office:value-type="string">
            <text:p>Storage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Supply Room</text:p>
          </table:table-cell>
          <table:table-cell office:value-type="string">
            <text:p>Supply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Surgery Room</text:p>
          </table:table-cell>
          <table:table-cell office:value-type="string">
            <text:p>Surgery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Telecommunications Room</text:p>
          </table:table-cell>
          <table:table-cell office:value-type="string">
            <text:p>Telecommunications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Testing / Exam</text:p>
          </table:table-cell>
          <table:table-cell office:value-type="string">
            <text:p>Testing / Exa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Toilet Space</text:p>
          </table:table-cell>
          <table:table-cell office:value-type="string">
            <text:p>Toilet Space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Treatment Room</text:p>
          </table:table-cell>
          <table:table-cell office:value-type="string">
            <text:p>Treatment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Vending Machine Area</text:p>
          </table:table-cell>
          <table:table-cell office:value-type="string">
            <text:p>Vending Machine Area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Waiting Room</text:p>
          </table:table-cell>
          <table:table-cell office:value-type="string">
            <text:p>Waiting Room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Wall Cavity</text:p>
          </table:table-cell>
          <table:table-cell office:value-type="string">
            <text:p>Wall Cavity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Warehouse Space</text:p>
          </table:table-cell>
          <table:table-cell office:value-type="string">
            <text:p>Warehouse Space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Work Spaces</text:p>
          </table:table-cell>
          <table:table-cell office:value-type="string">
            <text:p>Work Spaces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3">
          <table:table-cell table:formula="of:=[Domains.A$4]" office:value-type="string" office:string-value="BuildingInteriorSpaceType">
            <text:p>BuildingInteriorSpaceType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</table:table-row>
        <table:table-row table:style-name="ro3">
          <table:table-cell table:formula="of:=[Domains.A$5]" office:value-type="string" office:string-value="BuildingInteriorStructureType">
            <text:p>BuildingInteriorStructureType</text:p>
          </table:table-cell>
          <table:table-cell office:value-type="string">
            <text:p>Cased Opening</text:p>
          </table:table-cell>
          <table:table-cell office:value-type="string">
            <text:p>Cased Opening</text:p>
          </table:table-cell>
        </table:table-row>
        <table:table-row table:style-name="ro3">
          <table:table-cell table:formula="of:=[Domains.A$5]" office:value-type="string" office:string-value="BuildingInteriorStructureType">
            <text:p>BuildingInteriorStructureType</text:p>
          </table:table-cell>
          <table:table-cell office:value-type="string">
            <text:p>Chainlink Cage</text:p>
          </table:table-cell>
          <table:table-cell office:value-type="string">
            <text:p>Chainlink Cage</text:p>
          </table:table-cell>
        </table:table-row>
        <table:table-row table:style-name="ro3">
          <table:table-cell table:formula="of:=[Domains.A$5]" office:value-type="string" office:string-value="BuildingInteriorStructureType">
            <text:p>BuildingInteriorStructureType</text:p>
          </table:table-cell>
          <table:table-cell office:value-type="string">
            <text:p>Column</text:p>
          </table:table-cell>
          <table:table-cell office:value-type="string">
            <text:p>Column</text:p>
          </table:table-cell>
        </table:table-row>
        <table:table-row table:style-name="ro3">
          <table:table-cell table:formula="of:=[Domains.A$5]" office:value-type="string" office:string-value="BuildingInteriorStructureType">
            <text:p>BuildingInteriorStructureType</text:p>
          </table:table-cell>
          <table:table-cell office:value-type="string">
            <text:p>Door</text:p>
          </table:table-cell>
          <table:table-cell office:value-type="string">
            <text:p>Door</text:p>
          </table:table-cell>
        </table:table-row>
        <table:table-row table:style-name="ro3">
          <table:table-cell table:formula="of:=[Domains.A$5]" office:value-type="string" office:string-value="BuildingInteriorStructureType">
            <text:p>BuildingInteriorStructureType</text:p>
          </table:table-cell>
          <table:table-cell office:value-type="string">
            <text:p>Exterior Wall</text:p>
          </table:table-cell>
          <table:table-cell office:value-type="string">
            <text:p>Exterior Wall</text:p>
          </table:table-cell>
        </table:table-row>
        <table:table-row table:style-name="ro3">
          <table:table-cell table:formula="of:=[Domains.A$5]" office:value-type="string" office:string-value="BuildingInteriorStructureType">
            <text:p>BuildingInteriorStructureType</text:p>
          </table:table-cell>
          <table:table-cell office:value-type="string">
            <text:p>Glass Wall</text:p>
          </table:table-cell>
          <table:table-cell office:value-type="string">
            <text:p>Glass Wall</text:p>
          </table:table-cell>
        </table:table-row>
        <table:table-row table:style-name="ro3">
          <table:table-cell table:formula="of:=[Domains.A$5]" office:value-type="string" office:string-value="BuildingInteriorStructureType">
            <text:p>BuildingInteriorStructureType</text:p>
          </table:table-cell>
          <table:table-cell office:value-type="string">
            <text:p>Inferred Line</text:p>
          </table:table-cell>
          <table:table-cell office:value-type="string">
            <text:p>Inferred Line</text:p>
          </table:table-cell>
        </table:table-row>
        <table:table-row table:style-name="ro3">
          <table:table-cell table:formula="of:=[Domains.A$5]" office:value-type="string" office:string-value="BuildingInteriorStructureType">
            <text:p>BuildingInteriorStructureType</text:p>
          </table:table-cell>
          <table:table-cell office:value-type="string">
            <text:p>Interior Wall</text:p>
          </table:table-cell>
          <table:table-cell office:value-type="string">
            <text:p>Interior Wall</text:p>
          </table:table-cell>
        </table:table-row>
        <table:table-row table:style-name="ro3">
          <table:table-cell table:formula="of:=[Domains.A$5]" office:value-type="string" office:string-value="BuildingInteriorStructureType">
            <text:p>BuildingInteriorStructureType</text:p>
          </table:table-cell>
          <table:table-cell office:value-type="string">
            <text:p>Movable Wall</text:p>
          </table:table-cell>
          <table:table-cell office:value-type="string">
            <text:p>Movable Wall</text:p>
          </table:table-cell>
        </table:table-row>
        <table:table-row table:style-name="ro3">
          <table:table-cell table:formula="of:=[Domains.A$5]" office:value-type="string" office:string-value="BuildingInteriorStructureType">
            <text:p>BuildingInteriorStructureType</text:p>
          </table:table-cell>
          <table:table-cell office:value-type="string">
            <text:p>Partial Height Wall</text:p>
          </table:table-cell>
          <table:table-cell office:value-type="string">
            <text:p>Partial Height Wall</text:p>
          </table:table-cell>
        </table:table-row>
        <table:table-row table:style-name="ro3">
          <table:table-cell table:formula="of:=[Domains.A$5]" office:value-type="string" office:string-value="BuildingInteriorStructureType">
            <text:p>BuildingInteriorStructureType</text:p>
          </table:table-cell>
          <table:table-cell office:value-type="string">
            <text:p>Phantom Line</text:p>
          </table:table-cell>
          <table:table-cell office:value-type="string">
            <text:p>Phantom Line</text:p>
          </table:table-cell>
        </table:table-row>
        <table:table-row table:style-name="ro3">
          <table:table-cell table:formula="of:=[Domains.A$5]" office:value-type="string" office:string-value="BuildingInteriorStructureType">
            <text:p>BuildingInteriorStructureType</text:p>
          </table:table-cell>
          <table:table-cell office:value-type="string">
            <text:p>Sloping Wall</text:p>
          </table:table-cell>
          <table:table-cell office:value-type="string">
            <text:p>Sloping Wall</text:p>
          </table:table-cell>
        </table:table-row>
        <table:table-row table:style-name="ro3">
          <table:table-cell table:formula="of:=[Domains.A$5]" office:value-type="string" office:string-value="BuildingInteriorStructureType">
            <text:p>BuildingInteriorStructureType</text:p>
          </table:table-cell>
          <table:table-cell office:value-type="string">
            <text:p>Stair</text:p>
          </table:table-cell>
          <table:table-cell office:value-type="string">
            <text:p>Stair</text:p>
          </table:table-cell>
        </table:table-row>
        <table:table-row table:style-name="ro3">
          <table:table-cell table:formula="of:=[Domains.A$5]" office:value-type="string" office:string-value="BuildingInteriorStructureType">
            <text:p>BuildingInteriorStructureType</text:p>
          </table:table-cell>
          <table:table-cell office:value-type="string">
            <text:p>Stair Other Floor</text:p>
          </table:table-cell>
          <table:table-cell office:value-type="string">
            <text:p>Stair Other Floor</text:p>
          </table:table-cell>
        </table:table-row>
        <table:table-row table:style-name="ro3">
          <table:table-cell table:formula="of:=[Domains.A$5]" office:value-type="string" office:string-value="BuildingInteriorStructureType">
            <text:p>BuildingInteriorStructureType</text:p>
          </table:table-cell>
          <table:table-cell office:value-type="string">
            <text:p>Window Frame</text:p>
          </table:table-cell>
          <table:table-cell office:value-type="string">
            <text:p>Window Frame</text:p>
          </table:table-cell>
        </table:table-row>
        <table:table-row table:style-name="ro3">
          <table:table-cell table:formula="of:=[Domains.A$5]" office:value-type="string" office:string-value="BuildingInteriorStructureType">
            <text:p>BuildingInteriorStructureType</text:p>
          </table:table-cell>
          <table:table-cell office:value-type="string">
            <text:p>Window Pane</text:p>
          </table:table-cell>
          <table:table-cell office:value-type="string">
            <text:p>Window Pane</text:p>
          </table:table-cell>
        </table:table-row>
        <table:table-row table:style-name="ro3">
          <table:table-cell table:formula="of:=[Domains.A$5]" office:value-type="string" office:string-value="BuildingInteriorStructureType">
            <text:p>BuildingInteriorStructureType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3">
          <table:table-cell table:formula="of:=[Domains.A$5]" office:value-type="string" office:string-value="BuildingInteriorStructureType">
            <text:p>BuildingInteriorStructureType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</table:table-row>
        <table:table-row table:style-name="ro3">
          <table:table-cell table:formula="of:=[Domains.A$6]" office:value-type="string" office:string-value="BuildingRoofForm">
            <text:p>BuildingRoofForm</text:p>
          </table:table-cell>
          <table:table-cell office:value-type="string">
            <text:p>Flat</text:p>
          </table:table-cell>
          <table:table-cell office:value-type="string">
            <text:p>Flat</text:p>
          </table:table-cell>
        </table:table-row>
        <table:table-row table:style-name="ro3">
          <table:table-cell table:formula="of:=[Domains.A$6]" office:value-type="string" office:string-value="BuildingRoofForm">
            <text:p>BuildingRoofForm</text:p>
          </table:table-cell>
          <table:table-cell office:value-type="string">
            <text:p>Skillion</text:p>
          </table:table-cell>
          <table:table-cell office:value-type="string">
            <text:p>Skillion</text:p>
          </table:table-cell>
        </table:table-row>
        <table:table-row table:style-name="ro3">
          <table:table-cell table:formula="of:=[Domains.A$6]" office:value-type="string" office:string-value="BuildingRoofForm">
            <text:p>BuildingRoofForm</text:p>
          </table:table-cell>
          <table:table-cell office:value-type="string">
            <text:p>Saw-tooth</text:p>
          </table:table-cell>
          <table:table-cell office:value-type="string">
            <text:p>Saw-tooth</text:p>
          </table:table-cell>
        </table:table-row>
        <table:table-row table:style-name="ro3">
          <table:table-cell table:formula="of:=[Domains.A$6]" office:value-type="string" office:string-value="BuildingRoofForm">
            <text:p>BuildingRoofForm</text:p>
          </table:table-cell>
          <table:table-cell office:value-type="string">
            <text:p>Gabled</text:p>
          </table:table-cell>
          <table:table-cell office:value-type="string">
            <text:p>Gabled</text:p>
          </table:table-cell>
        </table:table-row>
        <table:table-row table:style-name="ro1">
          <table:table-cell table:formula="of:=[Domains.A$6]" office:value-type="string" office:string-value="BuildingRoofForm">
            <text:p>BuildingRoofForm</text:p>
          </table:table-cell>
          <table:table-cell table:number-columns-repeated="2" office:value-type="string">
            <text:p>Hip</text:p>
          </table:table-cell>
        </table:table-row>
        <table:table-row table:style-name="ro3">
          <table:table-cell table:formula="of:=[Domains.A$6]" office:value-type="string" office:string-value="BuildingRoofForm">
            <text:p>BuildingRoofForm</text:p>
          </table:table-cell>
          <table:table-cell office:value-type="string">
            <text:p>Mansard</text:p>
          </table:table-cell>
          <table:table-cell office:value-type="string">
            <text:p>Mansard</text:p>
          </table:table-cell>
        </table:table-row>
        <table:table-row table:style-name="ro3">
          <table:table-cell table:formula="of:=[Domains.A$6]" office:value-type="string" office:string-value="BuildingRoofForm">
            <text:p>BuildingRoofForm</text:p>
          </table:table-cell>
          <table:table-cell office:value-type="string">
            <text:p>Pyramid</text:p>
          </table:table-cell>
          <table:table-cell office:value-type="string">
            <text:p>Pyramid</text:p>
          </table:table-cell>
        </table:table-row>
        <table:table-row table:style-name="ro3">
          <table:table-cell table:formula="of:=[Domains.A$6]" office:value-type="string" office:string-value="BuildingRoofForm">
            <text:p>BuildingRoofForm</text:p>
          </table:table-cell>
          <table:table-cell office:value-type="string">
            <text:p>Arched Roof</text:p>
          </table:table-cell>
          <table:table-cell office:value-type="string">
            <text:p>Arched Roof</text:p>
          </table:table-cell>
        </table:table-row>
        <table:table-row table:style-name="ro3">
          <table:table-cell table:formula="of:=[Domains.A$6]" office:value-type="string" office:string-value="BuildingRoofForm">
            <text:p>BuildingRoofForm</text:p>
          </table:table-cell>
          <table:table-cell office:value-type="string">
            <text:p>Domical</text:p>
          </table:table-cell>
          <table:table-cell office:value-type="string">
            <text:p>Domical</text:p>
          </table:table-cell>
        </table:table-row>
        <table:table-row table:style-name="ro3">
          <table:table-cell table:formula="of:=[Domains.A$6]" office:value-type="string" office:string-value="BuildingRoofForm">
            <text:p>BuildingRoofForm</text:p>
          </table:table-cell>
          <table:table-cell office:value-type="string">
            <text:p>Conical</text:p>
          </table:table-cell>
          <table:table-cell office:value-type="string">
            <text:p>Conical</text:p>
          </table:table-cell>
        </table:table-row>
        <table:table-row table:style-name="ro3">
          <table:table-cell table:formula="of:=[Domains.A$7]" office:value-type="string" office:string-value="BuildingUsage">
            <text:p>BuildingUsage</text:p>
          </table:table-cell>
          <table:table-cell office:value-type="string">
            <text:p>Assembly (Group A)</text:p>
          </table:table-cell>
          <table:table-cell office:value-type="string">
            <text:p>Places used for people gathering</text:p>
          </table:table-cell>
        </table:table-row>
        <table:table-row table:style-name="ro3">
          <table:table-cell table:formula="of:=[Domains.A$7]" office:value-type="string" office:string-value="BuildingUsage">
            <text:p>BuildingUsage</text:p>
          </table:table-cell>
          <table:table-cell office:value-type="string">
            <text:p>Business (Group B)</text:p>
          </table:table-cell>
          <table:table-cell office:value-type="string">
            <text:p>Places where services are provided</text:p>
          </table:table-cell>
        </table:table-row>
        <table:table-row table:style-name="ro3">
          <table:table-cell table:formula="of:=[Domains.A$7]" office:value-type="string" office:string-value="BuildingUsage">
            <text:p>BuildingUsage</text:p>
          </table:table-cell>
          <table:table-cell office:value-type="string">
            <text:p>Educational (Group E)</text:p>
          </table:table-cell>
          <table:table-cell office:value-type="string">
            <text:p>Schools and day care centers</text:p>
          </table:table-cell>
        </table:table-row>
        <table:table-row table:style-name="ro3">
          <table:table-cell table:formula="of:=[Domains.A$7]" office:value-type="string" office:string-value="BuildingUsage">
            <text:p>BuildingUsage</text:p>
          </table:table-cell>
          <table:table-cell office:value-type="string">
            <text:p>Factory (Group F)</text:p>
          </table:table-cell>
          <table:table-cell office:value-type="string">
            <text:p>Places where goods are manufactured or repaired</text:p>
          </table:table-cell>
        </table:table-row>
        <table:table-row table:style-name="ro3">
          <table:table-cell table:formula="of:=[Domains.A$7]" office:value-type="string" office:string-value="BuildingUsage">
            <text:p>BuildingUsage</text:p>
          </table:table-cell>
          <table:table-cell office:value-type="string">
            <text:p>High-Hazard (Group H)</text:p>
          </table:table-cell>
          <table:table-cell office:value-type="string">
            <text:p>Places involving production or storage of very flammable or toxic materials</text:p>
          </table:table-cell>
        </table:table-row>
        <table:table-row table:style-name="ro3">
          <table:table-cell table:formula="of:=[Domains.A$7]" office:value-type="string" office:string-value="BuildingUsage">
            <text:p>BuildingUsage</text:p>
          </table:table-cell>
          <table:table-cell office:value-type="string">
            <text:p>Institutional (Group I)</text:p>
          </table:table-cell>
          <table:table-cell office:value-type="string">
            <text:p>Places where people are physically unable to leave without assistance</text:p>
          </table:table-cell>
        </table:table-row>
        <table:table-row table:style-name="ro3">
          <table:table-cell table:formula="of:=[Domains.A$7]" office:value-type="string" office:string-value="BuildingUsage">
            <text:p>BuildingUsage</text:p>
          </table:table-cell>
          <table:table-cell office:value-type="string">
            <text:p>Mercantile (Group M)</text:p>
          </table:table-cell>
          <table:table-cell office:value-type="string">
            <text:p>Places where goods are displayed and sold</text:p>
          </table:table-cell>
        </table:table-row>
        <table:table-row table:style-name="ro3">
          <table:table-cell table:formula="of:=[Domains.A$7]" office:value-type="string" office:string-value="BuildingUsage">
            <text:p>BuildingUsage</text:p>
          </table:table-cell>
          <table:table-cell office:value-type="string">
            <text:p>Residential (Group R)</text:p>
          </table:table-cell>
          <table:table-cell office:value-type="string">
            <text:p>Places providing accommodations for overnight stay</text:p>
          </table:table-cell>
        </table:table-row>
        <table:table-row table:style-name="ro3">
          <table:table-cell table:formula="of:=[Domains.A$7]" office:value-type="string" office:string-value="BuildingUsage">
            <text:p>BuildingUsage</text:p>
          </table:table-cell>
          <table:table-cell office:value-type="string">
            <text:p>Storage (Group S)</text:p>
          </table:table-cell>
          <table:table-cell office:value-type="string">
            <text:p>Places where items are stored</text:p>
          </table:table-cell>
        </table:table-row>
        <table:table-row table:style-name="ro3">
          <table:table-cell table:formula="of:=[Domains.A$7]" office:value-type="string" office:string-value="BuildingUsage">
            <text:p>BuildingUsage</text:p>
          </table:table-cell>
          <table:table-cell office:value-type="string">
            <text:p>Utility and Miscellaneous (Group U)</text:p>
          </table:table-cell>
          <table:table-cell office:value-type="string">
            <text:p>Other places</text:p>
          </table:table-cell>
        </table:table-row>
        <table:table-row table:style-name="ro3">
          <table:table-cell table:formula="of:=[Domains.A$8]" office:value-type="string" office:string-value="ConstructionStatus">
            <text:p>ConstructionStatus</text:p>
          </table:table-cell>
          <table:table-cell office:value-type="string">
            <text:p>Planned</text:p>
          </table:table-cell>
          <table:table-cell office:value-type="string">
            <text:p>Planned</text:p>
          </table:table-cell>
        </table:table-row>
        <table:table-row table:style-name="ro3">
          <table:table-cell table:formula="of:=[Domains.A$8]" office:value-type="string" office:string-value="ConstructionStatus">
            <text:p>ConstructionStatus</text:p>
          </table:table-cell>
          <table:table-cell office:value-type="string">
            <text:p>Under Construction</text:p>
          </table:table-cell>
          <table:table-cell office:value-type="string">
            <text:p>Under Construction</text:p>
          </table:table-cell>
        </table:table-row>
        <table:table-row table:style-name="ro3">
          <table:table-cell table:formula="of:=[Domains.A$8]" office:value-type="string" office:string-value="ConstructionStatus">
            <text:p>ConstructionStatus</text:p>
          </table:table-cell>
          <table:table-cell office:value-type="string">
            <text:p>Completed</text:p>
          </table:table-cell>
          <table:table-cell office:value-type="string">
            <text:p>Completed</text:p>
          </table:table-cell>
        </table:table-row>
        <table:table-row table:style-name="ro3">
          <table:table-cell table:formula="of:=[Domains.A$8]" office:value-type="string" office:string-value="ConstructionStatus">
            <text:p>ConstructionStatus</text:p>
          </table:table-cell>
          <table:table-cell office:value-type="string">
            <text:p>Under Removal</text:p>
          </table:table-cell>
          <table:table-cell office:value-type="string">
            <text:p>Under Removal</text:p>
          </table:table-cell>
        </table:table-row>
        <table:table-row table:style-name="ro3">
          <table:table-cell table:formula="of:=[Domains.A$8]" office:value-type="string" office:string-value="ConstructionStatus">
            <text:p>ConstructionStatus</text:p>
          </table:table-cell>
          <table:table-cell office:value-type="string">
            <text:p>Removed</text:p>
          </table:table-cell>
          <table:table-cell office:value-type="string">
            <text:p>Removed</text:p>
          </table:table-cell>
        </table:table-row>
        <table:table-row table:style-name="ro3">
          <table:table-cell table:formula="of:=[Domains.A$9]" office:value-type="string" office:string-value="InteriorInstallationType">
            <text:p>InteriorInstallationType</text:p>
          </table:table-cell>
          <table:table-cell office:value-type="string">
            <text:p>Copier</text:p>
          </table:table-cell>
          <table:table-cell office:value-type="string">
            <text:p>Copier</text:p>
          </table:table-cell>
        </table:table-row>
        <table:table-row table:style-name="ro1">
          <table:table-cell table:formula="of:=[Domains.A$9]" office:value-type="string" office:string-value="InteriorInstallationType">
            <text:p>InteriorInstallationType</text:p>
          </table:table-cell>
          <table:table-cell table:number-columns-repeated="2" office:value-type="string">
            <text:p>Printer</text:p>
          </table:table-cell>
        </table:table-row>
        <table:table-row table:style-name="ro3">
          <table:table-cell table:formula="of:=[Domains.A$9]" office:value-type="string" office:string-value="InteriorInstallationType">
            <text:p>InteriorInstallationType</text:p>
          </table:table-cell>
          <table:table-cell office:value-type="string">
            <text:p>Air Conditioning Unit</text:p>
          </table:table-cell>
          <table:table-cell office:value-type="string">
            <text:p>Air Conditioning Unit</text:p>
          </table:table-cell>
        </table:table-row>
        <table:table-row table:style-name="ro3">
          <table:table-cell table:formula="of:=[Domains.A$9]" office:value-type="string" office:string-value="InteriorInstallationType">
            <text:p>InteriorInstallationType</text:p>
          </table:table-cell>
          <table:table-cell office:value-type="string">
            <text:p>Heating Unit</text:p>
          </table:table-cell>
          <table:table-cell office:value-type="string">
            <text:p>Heating Unit</text:p>
          </table:table-cell>
        </table:table-row>
        <table:table-row table:style-name="ro1">
          <table:table-cell table:formula="of:=[Domains.A$10]" office:value-type="string" office:string-value="LandCoverType">
            <text:p>LandCoverType</text:p>
          </table:table-cell>
          <table:table-cell table:number-columns-repeated="2" office:value-type="string">
            <text:p>Barren</text:p>
          </table:table-cell>
        </table:table-row>
        <table:table-row table:style-name="ro3">
          <table:table-cell table:formula="of:=[Domains.A$10]" office:value-type="string" office:string-value="LandCoverType">
            <text:p>LandCoverType</text:p>
          </table:table-cell>
          <table:table-cell office:value-type="string">
            <text:p>Cultivated</text:p>
          </table:table-cell>
          <table:table-cell office:value-type="string">
            <text:p>Cultivated</text:p>
          </table:table-cell>
        </table:table-row>
        <table:table-row table:style-name="ro3">
          <table:table-cell table:formula="of:=[Domains.A$10]" office:value-type="string" office:string-value="LandCoverType">
            <text:p>LandCoverType</text:p>
          </table:table-cell>
          <table:table-cell office:value-type="string">
            <text:p>Forest</text:p>
          </table:table-cell>
          <table:table-cell office:value-type="string">
            <text:p>Forest</text:p>
          </table:table-cell>
        </table:table-row>
        <table:table-row table:style-name="ro3">
          <table:table-cell table:formula="of:=[Domains.A$10]" office:value-type="string" office:string-value="LandCoverType">
            <text:p>LandCoverType</text:p>
          </table:table-cell>
          <table:table-cell office:value-type="string">
            <text:p>Shrub</text:p>
          </table:table-cell>
          <table:table-cell office:value-type="string">
            <text:p>Shrub</text:p>
          </table:table-cell>
        </table:table-row>
        <table:table-row table:style-name="ro3">
          <table:table-cell table:formula="of:=[Domains.A$10]" office:value-type="string" office:string-value="LandCoverType">
            <text:p>LandCoverType</text:p>
          </table:table-cell>
          <table:table-cell office:value-type="string">
            <text:p>Water</text:p>
          </table:table-cell>
          <table:table-cell office:value-type="string">
            <text:p>Water</text:p>
          </table:table-cell>
        </table:table-row>
        <table:table-row table:style-name="ro3">
          <table:table-cell table:formula="of:=[Domains.A$10]" office:value-type="string" office:string-value="LandCoverType">
            <text:p>LandCoverType</text:p>
          </table:table-cell>
          <table:table-cell office:value-type="string">
            <text:p>Wetland</text:p>
          </table:table-cell>
          <table:table-cell office:value-type="string">
            <text:p>Wetland</text:p>
          </table:table-cell>
        </table:table-row>
        <table:table-row table:style-name="ro3">
          <table:table-cell table:formula="of:=[Domains.A$10]" office:value-type="string" office:string-value="LandCoverType">
            <text:p>LandCoverType</text:p>
          </table:table-cell>
          <table:table-cell office:value-type="string">
            <text:p>Developed</text:p>
          </table:table-cell>
          <table:table-cell office:value-type="string">
            <text:p>Developed</text:p>
          </table:table-cell>
        </table:table-row>
        <table:table-row table:style-name="ro3">
          <table:table-cell table:formula="of:=[Domains.A$11]" office:value-type="string" office:string-value="ParcelType">
            <text:p>ParcelType</text:p>
          </table:table-cell>
          <table:table-cell office:value-type="string">
            <text:p>Land Parcel</text:p>
          </table:table-cell>
          <table:table-cell office:value-type="string">
            <text:p>Land Parcel</text:p>
          </table:table-cell>
        </table:table-row>
        <table:table-row table:style-name="ro3">
          <table:table-cell table:formula="of:=[Domains.A$11]" office:value-type="string" office:string-value="ParcelType">
            <text:p>ParcelType</text:p>
          </table:table-cell>
          <table:table-cell office:value-type="string">
            <text:p>Building Parcel</text:p>
          </table:table-cell>
          <table:table-cell office:value-type="string">
            <text:p>Building Parcel</text:p>
          </table:table-cell>
        </table:table-row>
        <table:table-row table:style-name="ro3">
          <table:table-cell table:formula="of:=[Domains.A$11]" office:value-type="string" office:string-value="ParcelType">
            <text:p>ParcelType</text:p>
          </table:table-cell>
          <table:table-cell office:value-type="string">
            <text:p>Unit Parcel</text:p>
          </table:table-cell>
          <table:table-cell office:value-type="string">
            <text:p>Unit Parcel with representative geometry</text:p>
          </table:table-cell>
        </table:table-row>
        <table:table-row table:style-name="ro3">
          <table:table-cell table:formula="of:=[Domains.A$11]" office:value-type="string" office:string-value="ParcelType">
            <text:p>ParcelType</text:p>
          </table:table-cell>
          <table:table-cell office:value-type="string">
            <text:p>Symbolic Parcel</text:p>
          </table:table-cell>
          <table:table-cell office:value-type="string">
            <text:p>Unit Parcel with symbolic geometry</text:p>
          </table:table-cell>
        </table:table-row>
        <table:table-row table:style-name="ro3">
          <table:table-cell table:formula="of:=[Domains.A$12]" office:value-type="string" office:string-value="PlanType">
            <text:p>PlanType</text:p>
          </table:table-cell>
          <table:table-cell office:value-type="string">
            <text:p>Land-use Inventory</text:p>
          </table:table-cell>
          <table:table-cell office:value-type="string">
            <text:p>Land-use Inventory</text:p>
          </table:table-cell>
        </table:table-row>
        <table:table-row table:style-name="ro3">
          <table:table-cell table:formula="of:=[Domains.A$12]" office:value-type="string" office:string-value="PlanType">
            <text:p>PlanType</text:p>
          </table:table-cell>
          <table:table-cell office:value-type="string">
            <text:p>Land-use Plan</text:p>
          </table:table-cell>
          <table:table-cell office:value-type="string">
            <text:p>Land-use Plan</text:p>
          </table:table-cell>
        </table:table-row>
        <table:table-row table:style-name="ro1">
          <table:table-cell table:formula="of:=[Domains.A$12]" office:value-type="string" office:string-value="PlanType">
            <text:p>PlanType</text:p>
          </table:table-cell>
          <table:table-cell table:number-columns-repeated="2" office:value-type="string">
            <text:p>Master Plan</text:p>
          </table:table-cell>
        </table:table-row>
        <table:table-row table:style-name="ro3">
          <table:table-cell table:formula="of:=[Domains.A$12]" office:value-type="string" office:string-value="PlanType">
            <text:p>PlanType</text:p>
          </table:table-cell>
          <table:table-cell office:value-type="string">
            <text:p>Zoning Plan</text:p>
          </table:table-cell>
          <table:table-cell office:value-type="string">
            <text:p>Zoning Plan or Construction regulations</text:p>
          </table:table-cell>
        </table:table-row>
        <table:table-row table:style-name="ro3">
          <table:table-cell table:formula="of:=[Domains.A$12]" office:value-type="string" office:string-value="PlanType">
            <text:p>PlanType</text:p>
          </table:table-cell>
          <table:table-cell office:value-type="string">
            <text:p>Regional Plan</text:p>
          </table:table-cell>
          <table:table-cell office:value-type="string">
            <text:p>Regional or Landscape Plan</text:p>
          </table:table-cell>
        </table:table-row>
        <table:table-row table:style-name="ro3">
          <table:table-cell table:formula="of:=[Domains.A$13]" office:value-type="string" office:string-value="SensorType">
            <text:p>SensorType</text:p>
          </table:table-cell>
          <table:table-cell office:value-type="string">
            <text:p>Barometric Pressure</text:p>
          </table:table-cell>
          <table:table-cell office:value-type="string">
            <text:p>Barometric Pressure</text:p>
          </table:table-cell>
        </table:table-row>
        <table:table-row table:style-name="ro3">
          <table:table-cell table:formula="of:=[Domains.A$13]" office:value-type="string" office:string-value="SensorType">
            <text:p>SensorType</text:p>
          </table:table-cell>
          <table:table-cell office:value-type="string">
            <text:p>Atmospheric Temperature</text:p>
          </table:table-cell>
          <table:table-cell office:value-type="string">
            <text:p>Atmospheric Temperature (usually in 0.05m or 2.0m)</text:p>
          </table:table-cell>
        </table:table-row>
        <table:table-row table:style-name="ro3">
          <table:table-cell table:formula="of:=[Domains.A$13]" office:value-type="string" office:string-value="SensorType">
            <text:p>SensorType</text:p>
          </table:table-cell>
          <table:table-cell office:value-type="string">
            <text:p>Precipitation</text:p>
          </table:table-cell>
          <table:table-cell office:value-type="string">
            <text:p>Precipitation Amount</text:p>
          </table:table-cell>
        </table:table-row>
        <table:table-row table:style-name="ro3">
          <table:table-cell table:formula="of:=[Domains.A$13]" office:value-type="string" office:string-value="SensorType">
            <text:p>SensorType</text:p>
          </table:table-cell>
          <table:table-cell office:value-type="string">
            <text:p>Precipitation Type</text:p>
          </table:table-cell>
          <table:table-cell office:value-type="string">
            <text:p>Precipitation Type</text:p>
          </table:table-cell>
        </table:table-row>
        <table:table-row table:style-name="ro3">
          <table:table-cell table:formula="of:=[Domains.A$13]" office:value-type="string" office:string-value="SensorType">
            <text:p>SensorType</text:p>
          </table:table-cell>
          <table:table-cell office:value-type="string">
            <text:p>Wind Speed</text:p>
          </table:table-cell>
          <table:table-cell office:value-type="string">
            <text:p>Wind Speed</text:p>
          </table:table-cell>
        </table:table-row>
        <table:table-row table:style-name="ro3">
          <table:table-cell table:formula="of:=[Domains.A$13]" office:value-type="string" office:string-value="SensorType">
            <text:p>SensorType</text:p>
          </table:table-cell>
          <table:table-cell office:value-type="string">
            <text:p>Wind Direction</text:p>
          </table:table-cell>
          <table:table-cell office:value-type="string">
            <text:p>Wind Direction</text:p>
          </table:table-cell>
        </table:table-row>
        <table:table-row table:style-name="ro3">
          <table:table-cell table:formula="of:=[Domains.A$13]" office:value-type="string" office:string-value="SensorType">
            <text:p>SensorType</text:p>
          </table:table-cell>
          <table:table-cell office:value-type="string">
            <text:p>Surface Temperature</text:p>
          </table:table-cell>
          <table:table-cell office:value-type="string">
            <text:p>Surface Temperature</text:p>
          </table:table-cell>
        </table:table-row>
        <table:table-row table:style-name="ro1">
          <table:table-cell table:formula="of:=[Domains.A$13]" office:value-type="string" office:string-value="SensorType">
            <text:p>SensorType</text:p>
          </table:table-cell>
          <table:table-cell table:number-columns-repeated="2" office:value-type="string">
            <text:p>Global Radiation</text:p>
          </table:table-cell>
        </table:table-row>
        <table:table-row table:style-name="ro3">
          <table:table-cell table:formula="of:=[Domains.A$13]" office:value-type="string" office:string-value="SensorType">
            <text:p>SensorType</text:p>
          </table:table-cell>
          <table:table-cell office:value-type="string">
            <text:p>Visibility Range</text:p>
          </table:table-cell>
          <table:table-cell office:value-type="string">
            <text:p>Visibility Range</text:p>
          </table:table-cell>
        </table:table-row>
        <table:table-row table:style-name="ro3">
          <table:table-cell table:formula="of:=[Domains.A$13]" office:value-type="string" office:string-value="SensorType">
            <text:p>SensorType</text:p>
          </table:table-cell>
          <table:table-cell office:value-type="string">
            <text:p>Noise Level</text:p>
          </table:table-cell>
          <table:table-cell office:value-type="string">
            <text:p>Noise Level</text:p>
          </table:table-cell>
        </table:table-row>
        <table:table-row table:style-name="ro3">
          <table:table-cell table:formula="of:=[Domains.A$13]" office:value-type="string" office:string-value="SensorType">
            <text:p>SensorType</text:p>
          </table:table-cell>
          <table:table-cell office:value-type="string">
            <text:p>Atmospheric Chemistry</text:p>
          </table:table-cell>
          <table:table-cell office:value-type="string">
            <text:p>Atmospheric Chemistry</text:p>
          </table:table-cell>
        </table:table-row>
        <table:table-row table:style-name="ro3">
          <table:table-cell table:formula="of:=[Domains.A$13]" office:value-type="string" office:string-value="SensorType">
            <text:p>SensorType</text:p>
          </table:table-cell>
          <table:table-cell office:value-type="string">
            <text:p>Camera</text:p>
          </table:table-cell>
          <table:table-cell office:value-type="string">
            <text:p>Camera</text:p>
          </table:table-cell>
        </table:table-row>
        <table:table-row table:style-name="ro3">
          <table:table-cell table:formula="of:=[Domains.A$13]" office:value-type="string" office:string-value="SensorType">
            <text:p>SensorType</text:p>
          </table:table-cell>
          <table:table-cell office:value-type="string">
            <text:p>Event Counter</text:p>
          </table:table-cell>
          <table:table-cell office:value-type="string">
            <text:p>Event Counter</text:p>
          </table:table-cell>
        </table:table-row>
        <table:table-row table:style-name="ro3">
          <table:table-cell table:formula="of:=[Domains.A$13]" office:value-type="string" office:string-value="SensorType">
            <text:p>SensorType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3">
          <table:table-cell table:formula="of:=[Domains.A$14]" office:value-type="string" office:string-value="ShellPartType">
            <text:p>ShellPartType</text:p>
          </table:table-cell>
          <table:table-cell office:value-type="string">
            <text:p>Roof</text:p>
          </table:table-cell>
          <table:table-cell office:value-type="string">
            <text:p>Roof</text:p>
          </table:table-cell>
        </table:table-row>
        <table:table-row table:style-name="ro1">
          <table:table-cell table:formula="of:=[Domains.A$14]" office:value-type="string" office:string-value="ShellPartType">
            <text:p>ShellPartType</text:p>
          </table:table-cell>
          <table:table-cell table:number-columns-repeated="2" office:value-type="string">
            <text:p>Wall</text:p>
          </table:table-cell>
        </table:table-row>
        <table:table-row table:style-name="ro3">
          <table:table-cell table:formula="of:=[Domains.A$14]" office:value-type="string" office:string-value="ShellPartType">
            <text:p>ShellPartType</text:p>
          </table:table-cell>
          <table:table-cell office:value-type="string">
            <text:p>Ground Plate</text:p>
          </table:table-cell>
          <table:table-cell office:value-type="string">
            <text:p>Ground Plate</text:p>
          </table:table-cell>
        </table:table-row>
        <table:table-row table:style-name="ro3">
          <table:table-cell table:formula="of:=[Domains.A$14]" office:value-type="string" office:string-value="ShellPartType">
            <text:p>ShellPartType</text:p>
          </table:table-cell>
          <table:table-cell office:value-type="string">
            <text:p>Attachment</text:p>
          </table:table-cell>
          <table:table-cell office:value-type="string">
            <text:p>Attachment</text:p>
          </table:table-cell>
        </table:table-row>
        <table:table-row table:style-name="ro3">
          <table:table-cell table:formula="of:=[Domains.A$14]" office:value-type="string" office:string-value="ShellPartType">
            <text:p>ShellPartType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3">
          <table:table-cell table:formula="of:=[Domains.A$15]" office:value-type="string" office:string-value="StreetFurnitureType">
            <text:p>StreetFurnitureType</text:p>
          </table:table-cell>
          <table:table-cell office:value-type="string">
            <text:p>Bench</text:p>
          </table:table-cell>
          <table:table-cell office:value-type="string">
            <text:p>Bench</text:p>
          </table:table-cell>
        </table:table-row>
        <table:table-row table:style-name="ro3">
          <table:table-cell table:formula="of:=[Domains.A$15]" office:value-type="string" office:string-value="StreetFurnitureType">
            <text:p>StreetFurnitureType</text:p>
          </table:table-cell>
          <table:table-cell office:value-type="string">
            <text:p>Bus Shelter</text:p>
          </table:table-cell>
          <table:table-cell office:value-type="string">
            <text:p>Bus Shelter</text:p>
          </table:table-cell>
        </table:table-row>
        <table:table-row table:style-name="ro3">
          <table:table-cell table:formula="of:=[Domains.A$15]" office:value-type="string" office:string-value="StreetFurnitureType">
            <text:p>StreetFurnitureType</text:p>
          </table:table-cell>
          <table:table-cell office:value-type="string">
            <text:p>Planter</text:p>
          </table:table-cell>
          <table:table-cell office:value-type="string">
            <text:p>Planter</text:p>
          </table:table-cell>
        </table:table-row>
        <table:table-row table:style-name="ro3">
          <table:table-cell table:formula="of:=[Domains.A$15]" office:value-type="string" office:string-value="StreetFurnitureType">
            <text:p>StreetFurnitureType</text:p>
          </table:table-cell>
          <table:table-cell office:value-type="string">
            <text:p>Trash Can</text:p>
          </table:table-cell>
          <table:table-cell office:value-type="string">
            <text:p>Trash Can</text:p>
          </table:table-cell>
        </table:table-row>
        <table:table-row table:style-name="ro3">
          <table:table-cell table:formula="of:=[Domains.A$15]" office:value-type="string" office:string-value="StreetFurnitureType">
            <text:p>StreetFurnitureType</text:p>
          </table:table-cell>
          <table:table-cell office:value-type="string">
            <text:p>Bike Rack</text:p>
          </table:table-cell>
          <table:table-cell office:value-type="string">
            <text:p>Bike Rack</text:p>
          </table:table-cell>
        </table:table-row>
        <table:table-row table:style-name="ro3">
          <table:table-cell table:formula="of:=[Domains.A$15]" office:value-type="string" office:string-value="StreetFurnitureType">
            <text:p>StreetFurnitureType</text:p>
          </table:table-cell>
          <table:table-cell office:value-type="string">
            <text:p>Bollard</text:p>
          </table:table-cell>
          <table:table-cell office:value-type="string">
            <text:p>Bollard</text:p>
          </table:table-cell>
        </table:table-row>
        <table:table-row table:style-name="ro3">
          <table:table-cell table:formula="of:=[Domains.A$15]" office:value-type="string" office:string-value="StreetFurnitureType">
            <text:p>StreetFurnitureType</text:p>
          </table:table-cell>
          <table:table-cell office:value-type="string">
            <text:p>Tree Grate</text:p>
          </table:table-cell>
          <table:table-cell office:value-type="string">
            <text:p>Tree Grate</text:p>
          </table:table-cell>
        </table:table-row>
        <table:table-row table:style-name="ro3">
          <table:table-cell table:formula="of:=[Domains.A$15]" office:value-type="string" office:string-value="StreetFurnitureType">
            <text:p>StreetFurnitureType</text:p>
          </table:table-cell>
          <table:table-cell office:value-type="string">
            <text:p>Tree Guard</text:p>
          </table:table-cell>
          <table:table-cell office:value-type="string">
            <text:p>Tree Guard</text:p>
          </table:table-cell>
        </table:table-row>
        <table:table-row table:style-name="ro1">
          <table:table-cell table:formula="of:=[Domains.A$15]" office:value-type="string" office:string-value="StreetFurnitureType">
            <text:p>StreetFurnitureType</text:p>
          </table:table-cell>
          <table:table-cell table:number-columns-repeated="2" office:value-type="string">
            <text:p>Post Box</text:p>
          </table:table-cell>
        </table:table-row>
        <table:table-row table:style-name="ro1">
          <table:table-cell table:formula="of:=[Domains.A$15]" office:value-type="string" office:string-value="StreetFurnitureType">
            <text:p>StreetFurnitureType</text:p>
          </table:table-cell>
          <table:table-cell table:number-columns-repeated="2" office:value-type="string">
            <text:p>Kiosk</text:p>
          </table:table-cell>
        </table:table-row>
        <table:table-row table:style-name="ro3">
          <table:table-cell table:formula="of:=[Domains.A$15]" office:value-type="string" office:string-value="StreetFurnitureType">
            <text:p>StreetFurnitureType</text:p>
          </table:table-cell>
          <table:table-cell office:value-type="string">
            <text:p>Barricade</text:p>
          </table:table-cell>
          <table:table-cell office:value-type="string">
            <text:p>Barricade</text:p>
          </table:table-cell>
        </table:table-row>
        <table:table-row table:style-name="ro3">
          <table:table-cell table:formula="of:=[Domains.A$15]" office:value-type="string" office:string-value="StreetFurnitureType">
            <text:p>StreetFurnitureType</text:p>
          </table:table-cell>
          <table:table-cell office:value-type="string">
            <text:p>Information Sign</text:p>
          </table:table-cell>
          <table:table-cell office:value-type="string">
            <text:p>Information Sign</text:p>
          </table:table-cell>
        </table:table-row>
        <table:table-row table:style-name="ro3">
          <table:table-cell table:formula="of:=[Domains.A$15]" office:value-type="string" office:string-value="StreetFurnitureType">
            <text:p>StreetFurnitureType</text:p>
          </table:table-cell>
          <table:table-cell office:value-type="string">
            <text:p>Table</text:p>
          </table:table-cell>
          <table:table-cell office:value-type="string">
            <text:p>Table</text:p>
          </table:table-cell>
        </table:table-row>
        <table:table-row table:style-name="ro1">
          <table:table-cell table:formula="of:=[Domains.A$15]" office:value-type="string" office:string-value="StreetFurnitureType">
            <text:p>StreetFurnitureType</text:p>
          </table:table-cell>
          <table:table-cell table:number-columns-repeated="2" office:value-type="string">
            <text:p>Monument</text:p>
          </table:table-cell>
        </table:table-row>
        <table:table-row table:style-name="ro3">
          <table:table-cell table:formula="of:=[Domains.A$15]" office:value-type="string" office:string-value="StreetFurnitureType">
            <text:p>StreetFurnitureType</text:p>
          </table:table-cell>
          <table:table-cell office:value-type="string">
            <text:p>Sculpture</text:p>
          </table:table-cell>
          <table:table-cell office:value-type="string">
            <text:p>Sculpture</text:p>
          </table:table-cell>
        </table:table-row>
        <table:table-row table:style-name="ro1">
          <table:table-cell table:formula="of:=[Domains.A$15]" office:value-type="string" office:string-value="StreetFurnitureType">
            <text:p>StreetFurnitureType</text:p>
          </table:table-cell>
          <table:table-cell table:number-columns-repeated="2" office:value-type="string">
            <text:p>Banner</text:p>
          </table:table-cell>
        </table:table-row>
        <table:table-row table:style-name="ro3">
          <table:table-cell table:formula="of:=[Domains.A$15]" office:value-type="string" office:string-value="StreetFurnitureType">
            <text:p>StreetFurnitureType</text:p>
          </table:table-cell>
          <table:table-cell office:value-type="string">
            <text:p>Newspaper Dispenser</text:p>
          </table:table-cell>
          <table:table-cell office:value-type="string">
            <text:p>Newspaper Dispenser</text:p>
          </table:table-cell>
        </table:table-row>
        <table:table-row table:style-name="ro3">
          <table:table-cell table:formula="of:=[Domains.A$15]" office:value-type="string" office:string-value="StreetFurnitureType">
            <text:p>StreetFurnitureType</text:p>
          </table:table-cell>
          <table:table-cell office:value-type="string">
            <text:p>Fire Hydrant</text:p>
          </table:table-cell>
          <table:table-cell office:value-type="string">
            <text:p>Fire Hydrant</text:p>
          </table:table-cell>
        </table:table-row>
        <table:table-row table:style-name="ro3">
          <table:table-cell table:formula="of:=[Domains.A$15]" office:value-type="string" office:string-value="StreetFurnitureType">
            <text:p>StreetFurnitureType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3">
          <table:table-cell table:formula="of:=[Domains.A$15]" office:value-type="string" office:string-value="StreetFurnitureType">
            <text:p>StreetFurnitureType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</table:table-row>
        <table:table-row table:style-name="ro3">
          <table:table-cell table:formula="of:=[Domains.A$16]" office:value-type="string" office:string-value="TreeCanopyShape">
            <text:p>TreeCanopyShape</text:p>
          </table:table-cell>
          <table:table-cell office:value-type="string">
            <text:p>Cone</text:p>
          </table:table-cell>
          <table:table-cell office:value-type="string">
            <text:p>Cone</text:p>
          </table:table-cell>
        </table:table-row>
        <table:table-row table:style-name="ro3">
          <table:table-cell table:formula="of:=[Domains.A$16]" office:value-type="string" office:string-value="TreeCanopyShape">
            <text:p>TreeCanopyShape</text:p>
          </table:table-cell>
          <table:table-cell office:value-type="string">
            <text:p>Cylindrical</text:p>
          </table:table-cell>
          <table:table-cell office:value-type="string">
            <text:p>Cylindrical</text:p>
          </table:table-cell>
        </table:table-row>
        <table:table-row table:style-name="ro3">
          <table:table-cell table:formula="of:=[Domains.A$16]" office:value-type="string" office:string-value="TreeCanopyShape">
            <text:p>TreeCanopyShape</text:p>
          </table:table-cell>
          <table:table-cell office:value-type="string">
            <text:p>Sphere</text:p>
          </table:table-cell>
          <table:table-cell office:value-type="string">
            <text:p>Sphere</text:p>
          </table:table-cell>
        </table:table-row>
        <table:table-row table:style-name="ro3">
          <table:table-cell table:formula="of:=[Domains.A$16]" office:value-type="string" office:string-value="TreeCanopyShape">
            <text:p>TreeCanopyShape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3">
          <table:table-cell table:formula="of:=[Domains.A$16]" office:value-type="string" office:string-value="TreeCanopyShape">
            <text:p>TreeCanopyShape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Abies</text:p>
          </table:table-cell>
          <table:table-cell office:value-type="string">
            <text:p>Abie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Acacia</text:p>
          </table:table-cell>
          <table:table-cell office:value-type="string">
            <text:p>Acacia</text:p>
          </table:table-cell>
        </table:table-row>
        <table:table-row table:style-name="ro1">
          <table:table-cell table:formula="of:=[Domains.A$17]" office:value-type="string" office:string-value="TreeGenusType">
            <text:p>TreeGenusType</text:p>
          </table:table-cell>
          <table:table-cell table:number-columns-repeated="2" office:value-type="string">
            <text:p>Acer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Aesculus</text:p>
          </table:table-cell>
          <table:table-cell office:value-type="string">
            <text:p>Aescul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Ailanthus</text:p>
          </table:table-cell>
          <table:table-cell office:value-type="string">
            <text:p>Ailanth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Albizia</text:p>
          </table:table-cell>
          <table:table-cell office:value-type="string">
            <text:p>Albizi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Alnus</text:p>
          </table:table-cell>
          <table:table-cell office:value-type="string">
            <text:p>Aln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Amelanchier</text:p>
          </table:table-cell>
          <table:table-cell office:value-type="string">
            <text:p>Amelanchier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Aralia</text:p>
          </table:table-cell>
          <table:table-cell office:value-type="string">
            <text:p>Arali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Arbutus</text:p>
          </table:table-cell>
          <table:table-cell office:value-type="string">
            <text:p>Arbut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Asimina</text:p>
          </table:table-cell>
          <table:table-cell office:value-type="string">
            <text:p>Asimin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Betula</text:p>
          </table:table-cell>
          <table:table-cell office:value-type="string">
            <text:p>Betul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Calocedrus</text:p>
          </table:table-cell>
          <table:table-cell office:value-type="string">
            <text:p>Calocedr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Carpinus</text:p>
          </table:table-cell>
          <table:table-cell office:value-type="string">
            <text:p>Carpin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Carya</text:p>
          </table:table-cell>
          <table:table-cell office:value-type="string">
            <text:p>Cary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Castanea</text:p>
          </table:table-cell>
          <table:table-cell office:value-type="string">
            <text:p>Castane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Casuarina</text:p>
          </table:table-cell>
          <table:table-cell office:value-type="string">
            <text:p>Casuarin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Celtis</text:p>
          </table:table-cell>
          <table:table-cell office:value-type="string">
            <text:p>Celti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Cephalanthus</text:p>
          </table:table-cell>
          <table:table-cell office:value-type="string">
            <text:p>Cephalanth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Cercis</text:p>
          </table:table-cell>
          <table:table-cell office:value-type="string">
            <text:p>Cerci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Cercocarpus</text:p>
          </table:table-cell>
          <table:table-cell office:value-type="string">
            <text:p>Cercocarp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Chamaecyparis</text:p>
          </table:table-cell>
          <table:table-cell office:value-type="string">
            <text:p>Chamaecypari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Chilopsis</text:p>
          </table:table-cell>
          <table:table-cell office:value-type="string">
            <text:p>Chilopsi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Chrysolepis</text:p>
          </table:table-cell>
          <table:table-cell office:value-type="string">
            <text:p>Chrysolepi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Cornus</text:p>
          </table:table-cell>
          <table:table-cell office:value-type="string">
            <text:p>Corn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Corylus</text:p>
          </table:table-cell>
          <table:table-cell office:value-type="string">
            <text:p>Coryl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Crataegus</text:p>
          </table:table-cell>
          <table:table-cell office:value-type="string">
            <text:p>Crataeg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Cupressus</text:p>
          </table:table-cell>
          <table:table-cell office:value-type="string">
            <text:p>Cupress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Cyrilla</text:p>
          </table:table-cell>
          <table:table-cell office:value-type="string">
            <text:p>Cyrill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Diospyros</text:p>
          </table:table-cell>
          <table:table-cell office:value-type="string">
            <text:p>Diospyro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Elaeagnus</text:p>
          </table:table-cell>
          <table:table-cell office:value-type="string">
            <text:p>Elaeagn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Eucalyptus</text:p>
          </table:table-cell>
          <table:table-cell office:value-type="string">
            <text:p>Eucalypt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Fagus</text:p>
          </table:table-cell>
          <table:table-cell office:value-type="string">
            <text:p>Fag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Frangula</text:p>
          </table:table-cell>
          <table:table-cell office:value-type="string">
            <text:p>Frangul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Fraxinus</text:p>
          </table:table-cell>
          <table:table-cell office:value-type="string">
            <text:p>Fraxin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Fremontodendron</text:p>
          </table:table-cell>
          <table:table-cell office:value-type="string">
            <text:p>Fremontodendron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Gleditsia</text:p>
          </table:table-cell>
          <table:table-cell office:value-type="string">
            <text:p>Gleditsi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Gordonia</text:p>
          </table:table-cell>
          <table:table-cell office:value-type="string">
            <text:p>Gordoni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Hamamelis</text:p>
          </table:table-cell>
          <table:table-cell office:value-type="string">
            <text:p>Hamamelis</text:p>
          </table:table-cell>
        </table:table-row>
        <table:table-row table:style-name="ro1">
          <table:table-cell table:formula="of:=[Domains.A$17]" office:value-type="string" office:string-value="TreeGenusType">
            <text:p>TreeGenusType</text:p>
          </table:table-cell>
          <table:table-cell table:number-columns-repeated="2" office:value-type="string">
            <text:p>Ilex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Juglans</text:p>
          </table:table-cell>
          <table:table-cell office:value-type="string">
            <text:p>Juglans</text:p>
          </table:table-cell>
        </table:table-row>
        <table:table-row table:style-name="ro1">
          <table:table-cell table:formula="of:=[Domains.A$17]" office:value-type="string" office:string-value="TreeGenusType">
            <text:p>TreeGenusType</text:p>
          </table:table-cell>
          <table:table-cell table:number-columns-repeated="2" office:value-type="string">
            <text:p>Juniper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Larix</text:p>
          </table:table-cell>
          <table:table-cell office:value-type="string">
            <text:p>Larix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Ligustrum</text:p>
          </table:table-cell>
          <table:table-cell office:value-type="string">
            <text:p>Ligustrum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Liquidambar</text:p>
          </table:table-cell>
          <table:table-cell office:value-type="string">
            <text:p>Liquidambar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Liriodendron</text:p>
          </table:table-cell>
          <table:table-cell office:value-type="string">
            <text:p>Liriodendron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Lithocarpus</text:p>
          </table:table-cell>
          <table:table-cell office:value-type="string">
            <text:p>Lithocarp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Maclura</text:p>
          </table:table-cell>
          <table:table-cell office:value-type="string">
            <text:p>Maclur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Magnolia</text:p>
          </table:table-cell>
          <table:table-cell office:value-type="string">
            <text:p>Magnoli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Melaleuca</text:p>
          </table:table-cell>
          <table:table-cell office:value-type="string">
            <text:p>Melaleuc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Melia</text:p>
          </table:table-cell>
          <table:table-cell office:value-type="string">
            <text:p>Melia</text:p>
          </table:table-cell>
        </table:table-row>
        <table:table-row table:style-name="ro1">
          <table:table-cell table:formula="of:=[Domains.A$17]" office:value-type="string" office:string-value="TreeGenusType">
            <text:p>TreeGenusType</text:p>
          </table:table-cell>
          <table:table-cell table:number-columns-repeated="2" office:value-type="string">
            <text:p>Mor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Myrica</text:p>
          </table:table-cell>
          <table:table-cell office:value-type="string">
            <text:p>Myric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Nyssa</text:p>
          </table:table-cell>
          <table:table-cell office:value-type="string">
            <text:p>Nyss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Ostrya</text:p>
          </table:table-cell>
          <table:table-cell office:value-type="string">
            <text:p>Ostry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Oxydendrum</text:p>
          </table:table-cell>
          <table:table-cell office:value-type="string">
            <text:p>Oxydendrum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Parkinsonia</text:p>
          </table:table-cell>
          <table:table-cell office:value-type="string">
            <text:p>Parkinsoni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Paulownia</text:p>
          </table:table-cell>
          <table:table-cell office:value-type="string">
            <text:p>Paulowni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Persea</text:p>
          </table:table-cell>
          <table:table-cell office:value-type="string">
            <text:p>Perse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Picea</text:p>
          </table:table-cell>
          <table:table-cell office:value-type="string">
            <text:p>Pice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Pinus</text:p>
          </table:table-cell>
          <table:table-cell office:value-type="string">
            <text:p>Pin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Platanus</text:p>
          </table:table-cell>
          <table:table-cell office:value-type="string">
            <text:p>Platan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Populus</text:p>
          </table:table-cell>
          <table:table-cell office:value-type="string">
            <text:p>Popul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Prosopis</text:p>
          </table:table-cell>
          <table:table-cell office:value-type="string">
            <text:p>Prosopi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Prunus</text:p>
          </table:table-cell>
          <table:table-cell office:value-type="string">
            <text:p>Prun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Pseudotsuga</text:p>
          </table:table-cell>
          <table:table-cell office:value-type="string">
            <text:p>Pseudotsug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Purshia</text:p>
          </table:table-cell>
          <table:table-cell office:value-type="string">
            <text:p>Purshi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Quercus</text:p>
          </table:table-cell>
          <table:table-cell office:value-type="string">
            <text:p>Querc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Rhamnus</text:p>
          </table:table-cell>
          <table:table-cell office:value-type="string">
            <text:p>Rhamnus</text:p>
          </table:table-cell>
        </table:table-row>
        <table:table-row table:style-name="ro1">
          <table:table-cell table:formula="of:=[Domains.A$17]" office:value-type="string" office:string-value="TreeGenusType">
            <text:p>TreeGenusType</text:p>
          </table:table-cell>
          <table:table-cell table:number-columns-repeated="2" office:value-type="string">
            <text:p>Rhododendron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Rhus</text:p>
          </table:table-cell>
          <table:table-cell office:value-type="string">
            <text:p>Rh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Robinia</text:p>
          </table:table-cell>
          <table:table-cell office:value-type="string">
            <text:p>Robini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Sabal</text:p>
          </table:table-cell>
          <table:table-cell office:value-type="string">
            <text:p>Sabal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Salix</text:p>
          </table:table-cell>
          <table:table-cell office:value-type="string">
            <text:p>Salix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Sambucus</text:p>
          </table:table-cell>
          <table:table-cell office:value-type="string">
            <text:p>Sambuc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Sapindus</text:p>
          </table:table-cell>
          <table:table-cell office:value-type="string">
            <text:p>Sapind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Sassafras</text:p>
          </table:table-cell>
          <table:table-cell office:value-type="string">
            <text:p>Sassafra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Schefflera</text:p>
          </table:table-cell>
          <table:table-cell office:value-type="string">
            <text:p>Scheffler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Schinus</text:p>
          </table:table-cell>
          <table:table-cell office:value-type="string">
            <text:p>Schin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Sequoiadendron</text:p>
          </table:table-cell>
          <table:table-cell office:value-type="string">
            <text:p>Sequoiadendron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Sequoia</text:p>
          </table:table-cell>
          <table:table-cell office:value-type="string">
            <text:p>Sequoi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Serenoa</text:p>
          </table:table-cell>
          <table:table-cell office:value-type="string">
            <text:p>Sereno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Shepherdia</text:p>
          </table:table-cell>
          <table:table-cell office:value-type="string">
            <text:p>Shepherdi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Sophora</text:p>
          </table:table-cell>
          <table:table-cell office:value-type="string">
            <text:p>Sophor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Sorbus</text:p>
          </table:table-cell>
          <table:table-cell office:value-type="string">
            <text:p>Sorb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Spartium</text:p>
          </table:table-cell>
          <table:table-cell office:value-type="string">
            <text:p>Spartium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Tamarix</text:p>
          </table:table-cell>
          <table:table-cell office:value-type="string">
            <text:p>Tamarix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Taxus</text:p>
          </table:table-cell>
          <table:table-cell office:value-type="string">
            <text:p>Tax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Taxodium</text:p>
          </table:table-cell>
          <table:table-cell office:value-type="string">
            <text:p>Taxodium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Thuja</text:p>
          </table:table-cell>
          <table:table-cell office:value-type="string">
            <text:p>Thuj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Tilia</text:p>
          </table:table-cell>
          <table:table-cell office:value-type="string">
            <text:p>Tili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Torreya</text:p>
          </table:table-cell>
          <table:table-cell office:value-type="string">
            <text:p>Torrey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Triadica</text:p>
          </table:table-cell>
          <table:table-cell office:value-type="string">
            <text:p>Triadic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Tsuga</text:p>
          </table:table-cell>
          <table:table-cell office:value-type="string">
            <text:p>Tsug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Ulmus</text:p>
          </table:table-cell>
          <table:table-cell office:value-type="string">
            <text:p>Ulmus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Umbellularia</text:p>
          </table:table-cell>
          <table:table-cell office:value-type="string">
            <text:p>Umbellulari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Ungnadia</text:p>
          </table:table-cell>
          <table:table-cell office:value-type="string">
            <text:p>Ungnadi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Vaccinium</text:p>
          </table:table-cell>
          <table:table-cell office:value-type="string">
            <text:p>Vaccinium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Washingtonia</text:p>
          </table:table-cell>
          <table:table-cell office:value-type="string">
            <text:p>Washingtonia</text:p>
          </table:table-cell>
        </table:table-row>
        <table:table-row table:style-name="ro1">
          <table:table-cell table:formula="of:=[Domains.A$17]" office:value-type="string" office:string-value="TreeGenusType">
            <text:p>TreeGenusType</text:p>
          </table:table-cell>
          <table:table-cell table:number-columns-repeated="2" office:value-type="string">
            <text:p>Yucca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3">
          <table:table-cell table:formula="of:=[Domains.A$17]" office:value-type="string" office:string-value="TreeGenusType">
            <text:p>TreeGenusType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</table:table-row>
        <table:table-row table:style-name="ro3">
          <table:table-cell table:formula="of:=[Domains.A$18]" office:value-type="string" office:string-value="TreeSpeciesType">
            <text:p>TreeSpeciesType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3">
          <table:table-cell table:formula="of:=[Domains.A$18]" office:value-type="string" office:string-value="TreeSpeciesType">
            <text:p>TreeSpeciesType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</table:table-row>
        <table:table-row table:style-name="ro3">
          <table:table-cell table:formula="of:=[Domains.A$19]" office:value-type="string" office:string-value="ZoningType">
            <text:p>ZoningType</text:p>
          </table:table-cell>
          <table:table-cell office:value-type="string">
            <text:p>Open Space</text:p>
          </table:table-cell>
          <table:table-cell office:value-type="string">
            <text:p>Open Space</text:p>
          </table:table-cell>
        </table:table-row>
        <table:table-row table:style-name="ro3">
          <table:table-cell table:formula="of:=[Domains.A$19]" office:value-type="string" office:string-value="ZoningType">
            <text:p>ZoningType</text:p>
          </table:table-cell>
          <table:table-cell office:value-type="string">
            <text:p>Residential Farm</text:p>
          </table:table-cell>
          <table:table-cell office:value-type="string">
            <text:p>Agricultural Dwellings</text:p>
          </table:table-cell>
        </table:table-row>
        <table:table-row table:style-name="ro3">
          <table:table-cell table:formula="of:=[Domains.A$19]" office:value-type="string" office:string-value="ZoningType">
            <text:p>ZoningType</text:p>
          </table:table-cell>
          <table:table-cell office:value-type="string">
            <text:p>Residential Single</text:p>
          </table:table-cell>
          <table:table-cell office:value-type="string">
            <text:p>Single-Family Residential Dwellings</text:p>
          </table:table-cell>
        </table:table-row>
        <table:table-row table:style-name="ro3">
          <table:table-cell table:formula="of:=[Domains.A$19]" office:value-type="string" office:string-value="ZoningType">
            <text:p>ZoningType</text:p>
          </table:table-cell>
          <table:table-cell office:value-type="string">
            <text:p>Residential Multi</text:p>
          </table:table-cell>
          <table:table-cell office:value-type="string">
            <text:p>Multi-Family Residential Dwellings</text:p>
          </table:table-cell>
        </table:table-row>
        <table:table-row table:style-name="ro3">
          <table:table-cell table:formula="of:=[Domains.A$19]" office:value-type="string" office:string-value="ZoningType">
            <text:p>ZoningType</text:p>
          </table:table-cell>
          <table:table-cell office:value-type="string">
            <text:p>Commercial</text:p>
          </table:table-cell>
          <table:table-cell office:value-type="string">
            <text:p>Commercial</text:p>
          </table:table-cell>
        </table:table-row>
        <table:table-row table:style-name="ro3">
          <table:table-cell table:formula="of:=[Domains.A$19]" office:value-type="string" office:string-value="ZoningType">
            <text:p>ZoningType</text:p>
          </table:table-cell>
          <table:table-cell office:value-type="string">
            <text:p>Industry</text:p>
          </table:table-cell>
          <table:table-cell office:value-type="string">
            <text:p>Industry</text:p>
          </table:table-cell>
        </table:table-row>
        <table:table-row table:style-name="ro3">
          <table:table-cell table:formula="of:=[Domains.A$19]" office:value-type="string" office:string-value="ZoningType">
            <text:p>ZoningType</text:p>
          </table:table-cell>
          <table:table-cell office:value-type="string">
            <text:p>Employment</text:p>
          </table:table-cell>
          <table:table-cell office:value-type="string">
            <text:p>Offices and Services</text:p>
          </table:table-cell>
        </table:table-row>
        <table:table-row table:style-name="ro3">
          <table:table-cell table:formula="of:=[Domains.A$19]" office:value-type="string" office:string-value="ZoningType">
            <text:p>ZoningType</text:p>
          </table:table-cell>
          <table:table-cell office:value-type="string">
            <text:p>Protected Sites</text:p>
          </table:table-cell>
          <table:table-cell office:value-type="string">
            <text:p>Protected Sites</text:p>
          </table:table-cell>
        </table:table-row>
        <table:table-row table:style-name="ro1">
          <table:table-cell table:formula="of:=[Domains.A$20]" office:value-type="string" office:string-value="CityFabricRelationType">
            <text:p>CityFabricRelationType</text:p>
          </table:table-cell>
          <table:table-cell table:number-columns-repeated="2" office:value-type="string">
            <text:p>Aggregation</text:p>
          </table:table-cell>
        </table:table-row>
        <table:table-row table:style-name="ro3">
          <table:table-cell table:formula="of:=[Domains.A$20]" office:value-type="string" office:string-value="CityFabricRelationType">
            <text:p>CityFabricRelationType</text:p>
          </table:table-cell>
          <table:table-cell office:value-type="string">
            <text:p>Composite</text:p>
          </table:table-cell>
          <table:table-cell office:value-type="string">
            <text:p>Composite</text:p>
          </table:table-cell>
        </table:table-row>
        <table:table-row table:style-name="ro3">
          <table:table-cell table:formula="of:=[Domains.A$20]" office:value-type="string" office:string-value="CityFabricRelationType">
            <text:p>CityFabricRelationType</text:p>
          </table:table-cell>
          <table:table-cell office:value-type="string">
            <text:p>Alternative Representation</text:p>
          </table:table-cell>
          <table:table-cell office:value-type="string">
            <text:p>Alternative Representation</text:p>
          </table:table-cell>
        </table:table-row>
        <table:table-row table:style-name="ro3">
          <table:table-cell table:formula="of:=[Domains.A$20]" office:value-type="string" office:string-value="CityFabricRelationType">
            <text:p>CityFabricRelationType</text:p>
          </table:table-cell>
          <table:table-cell office:value-type="string">
            <text:p>Spatial Contains</text:p>
          </table:table-cell>
          <table:table-cell office:value-type="string">
            <text:p>Spatial Contains</text:p>
          </table:table-cell>
        </table:table-row>
        <table:table-row table:style-name="ro3">
          <table:table-cell table:formula="of:=[Domains.A$20]" office:value-type="string" office:string-value="CityFabricRelationType">
            <text:p>CityFabricRelationType</text:p>
          </table:table-cell>
          <table:table-cell office:value-type="string">
            <text:p>Spatial Crosses</text:p>
          </table:table-cell>
          <table:table-cell office:value-type="string">
            <text:p>Spatial Crosses</text:p>
          </table:table-cell>
        </table:table-row>
        <table:table-row table:style-name="ro3">
          <table:table-cell table:formula="of:=[Domains.A$20]" office:value-type="string" office:string-value="CityFabricRelationType">
            <text:p>CityFabricRelationType</text:p>
          </table:table-cell>
          <table:table-cell office:value-type="string">
            <text:p>Spatial Disjoint</text:p>
          </table:table-cell>
          <table:table-cell office:value-type="string">
            <text:p>Spatial Disjoint</text:p>
          </table:table-cell>
        </table:table-row>
        <table:table-row table:style-name="ro3">
          <table:table-cell table:formula="of:=[Domains.A$20]" office:value-type="string" office:string-value="CityFabricRelationType">
            <text:p>CityFabricRelationType</text:p>
          </table:table-cell>
          <table:table-cell office:value-type="string">
            <text:p>Spatial Equals</text:p>
          </table:table-cell>
          <table:table-cell office:value-type="string">
            <text:p>Spatial Equals</text:p>
          </table:table-cell>
        </table:table-row>
        <table:table-row table:style-name="ro3">
          <table:table-cell table:formula="of:=[Domains.A$20]" office:value-type="string" office:string-value="CityFabricRelationType">
            <text:p>CityFabricRelationType</text:p>
          </table:table-cell>
          <table:table-cell office:value-type="string">
            <text:p>Spatial Intersects</text:p>
          </table:table-cell>
          <table:table-cell office:value-type="string">
            <text:p>Spatial Intersects</text:p>
          </table:table-cell>
        </table:table-row>
        <table:table-row table:style-name="ro3">
          <table:table-cell table:formula="of:=[Domains.A$20]" office:value-type="string" office:string-value="CityFabricRelationType">
            <text:p>CityFabricRelationType</text:p>
          </table:table-cell>
          <table:table-cell office:value-type="string">
            <text:p>Spatial Overlaps</text:p>
          </table:table-cell>
          <table:table-cell office:value-type="string">
            <text:p>Spatial Overlaps</text:p>
          </table:table-cell>
        </table:table-row>
        <table:table-row table:style-name="ro3">
          <table:table-cell table:formula="of:=[Domains.A$20]" office:value-type="string" office:string-value="CityFabricRelationType">
            <text:p>CityFabricRelationType</text:p>
          </table:table-cell>
          <table:table-cell office:value-type="string">
            <text:p>Spatial Touches</text:p>
          </table:table-cell>
          <table:table-cell office:value-type="string">
            <text:p>Spatial Touches</text:p>
          </table:table-cell>
        </table:table-row>
        <table:table-row table:style-name="ro3">
          <table:table-cell table:formula="of:=[Domains.A$20]" office:value-type="string" office:string-value="CityFabricRelationType">
            <text:p>CityFabricRelationType</text:p>
          </table:table-cell>
          <table:table-cell office:value-type="string">
            <text:p>Spatial Within</text:p>
          </table:table-cell>
          <table:table-cell office:value-type="string">
            <text:p>Spatial Within</text:p>
          </table:table-cell>
        </table:table-row>
        <table:table-row table:style-name="ro3">
          <table:table-cell table:formula="of:=[Domains.A$20]" office:value-type="string" office:string-value="CityFabricRelationType">
            <text:p>CityFabricRelationType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3">
          <table:table-cell table:formula="of:=[Domains.A$21]" office:value-type="string" office:string-value="FlowDirection">
            <text:p>FlowDirection</text:p>
          </table:table-cell>
          <table:table-cell office:value-type="string">
            <text:p>Forward</text:p>
          </table:table-cell>
          <table:table-cell office:value-type="string">
            <text:p>Forward</text:p>
          </table:table-cell>
        </table:table-row>
        <table:table-row table:style-name="ro3">
          <table:table-cell table:formula="of:=[Domains.A$21]" office:value-type="string" office:string-value="FlowDirection">
            <text:p>FlowDirection</text:p>
          </table:table-cell>
          <table:table-cell office:value-type="string">
            <text:p>Backward</text:p>
          </table:table-cell>
          <table:table-cell office:value-type="string">
            <text:p>Backward</text:p>
          </table:table-cell>
        </table:table-row>
        <table:table-row table:style-name="ro3">
          <table:table-cell table:formula="of:=[Domains.A$21]" office:value-type="string" office:string-value="FlowDirection">
            <text:p>FlowDirection</text:p>
          </table:table-cell>
          <table:table-cell office:value-type="string">
            <text:p>Bidirectional</text:p>
          </table:table-cell>
          <table:table-cell office:value-type="string">
            <text:p>Bidirectional</text:p>
          </table:table-cell>
        </table:table-row>
        <table:table-row table:style-name="ro3">
          <table:table-cell table:formula="of:=[Domains.A$22]" office:value-type="string" office:string-value="RegulationOperator">
            <text:p>RegulationOperator</text:p>
          </table:table-cell>
          <table:table-cell office:value-type="string">
            <text:p>min</text:p>
          </table:table-cell>
          <table:table-cell office:value-type="string">
            <text:p>Minimum Value</text:p>
          </table:table-cell>
        </table:table-row>
        <table:table-row table:style-name="ro3">
          <table:table-cell table:formula="of:=[Domains.A$22]" office:value-type="string" office:string-value="RegulationOperator">
            <text:p>RegulationOperator</text:p>
          </table:table-cell>
          <table:table-cell office:value-type="string">
            <text:p>max</text:p>
          </table:table-cell>
          <table:table-cell office:value-type="string">
            <text:p>Maximum Value</text:p>
          </table:table-cell>
        </table:table-row>
        <table:table-row table:style-name="ro3">
          <table:table-cell table:formula="of:=[Domains.A$22]" office:value-type="string" office:string-value="RegulationOperator">
            <text:p>RegulationOperator</text:p>
          </table:table-cell>
          <table:table-cell office:value-type="string">
            <text:p>equal</text:p>
          </table:table-cell>
          <table:table-cell office:value-type="string">
            <text:p>Exact Value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LotArea</text:p>
          </table:table-cell>
          <table:table-cell office:value-type="string">
            <text:p>Lot Area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LotDepth</text:p>
          </table:table-cell>
          <table:table-cell office:value-type="string">
            <text:p>Lot Depth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LotWidth</text:p>
          </table:table-cell>
          <table:table-cell office:value-type="string">
            <text:p>Lot Width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Setback</text:p>
          </table:table-cell>
          <table:table-cell office:value-type="string">
            <text:p>Setback (on all sides)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FrontSetback</text:p>
          </table:table-cell>
          <table:table-cell office:value-type="string">
            <text:p>Front Setback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RearSetback</text:p>
          </table:table-cell>
          <table:table-cell office:value-type="string">
            <text:p>Rear Setback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LeftSetback</text:p>
          </table:table-cell>
          <table:table-cell office:value-type="string">
            <text:p>Left Setback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RightSetback</text:p>
          </table:table-cell>
          <table:table-cell office:value-type="string">
            <text:p>Right Setback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FrontBaseHeight</text:p>
          </table:table-cell>
          <table:table-cell office:value-type="string">
            <text:p>Front Base Height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FrontSlope</text:p>
          </table:table-cell>
          <table:table-cell office:value-type="string">
            <text:p>Front Slope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FrontOrigin</text:p>
          </table:table-cell>
          <table:table-cell office:value-type="string">
            <text:p>Front Origin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RearBaseHeight</text:p>
          </table:table-cell>
          <table:table-cell office:value-type="string">
            <text:p>Rear Base Height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RearSlope</text:p>
          </table:table-cell>
          <table:table-cell office:value-type="string">
            <text:p>Rear Slope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RearOrigin</text:p>
          </table:table-cell>
          <table:table-cell office:value-type="string">
            <text:p>Rear Origin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LeftBaseHeight</text:p>
          </table:table-cell>
          <table:table-cell office:value-type="string">
            <text:p>Left Base Height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LeftSlope</text:p>
          </table:table-cell>
          <table:table-cell office:value-type="string">
            <text:p>Left Slope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LeftOrigin</text:p>
          </table:table-cell>
          <table:table-cell office:value-type="string">
            <text:p>Left Origin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RightBaseHeight</text:p>
          </table:table-cell>
          <table:table-cell office:value-type="string">
            <text:p>Right Base Height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RightSlope</text:p>
          </table:table-cell>
          <table:table-cell office:value-type="string">
            <text:p>Right Slope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RightOrigin</text:p>
          </table:table-cell>
          <table:table-cell office:value-type="string">
            <text:p>Right Origin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TotalHeight</text:p>
          </table:table-cell>
          <table:table-cell office:value-type="string">
            <text:p>Total Height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EaveHeight</text:p>
          </table:table-cell>
          <table:table-cell office:value-type="string">
            <text:p>Eave Height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SiteCoverage</text:p>
          </table:table-cell>
          <table:table-cell office:value-type="string">
            <text:p>Site Coverage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FloorAreaRatio</text:p>
          </table:table-cell>
          <table:table-cell office:value-type="string">
            <text:p>Floor Area Ratio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FloorHeight</text:p>
          </table:table-cell>
          <table:table-cell office:value-type="string">
            <text:p>Floor Height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LevelsAboveGround</text:p>
          </table:table-cell>
          <table:table-cell office:value-type="string">
            <text:p>Levels Above Ground</text:p>
          </table:table-cell>
        </table:table-row>
        <table:table-row table:style-name="ro3">
          <table:table-cell table:formula="of:=[Domains.A$23]" office:value-type="string" office:string-value="RegulationAspect">
            <text:p>RegulationAspect</text:p>
          </table:table-cell>
          <table:table-cell office:value-type="string">
            <text:p>LevelsBelowGround</text:p>
          </table:table-cell>
          <table:table-cell office:value-type="string">
            <text:p>Levels Below Ground</text:p>
          </table:table-cell>
        </table:table-row>
        <table:table-row table:style-name="ro1" table:number-rows-repeated="104820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atureClasses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AnnotatedSpace</text:p>
          </table:table-cell>
          <table:table-cell office:value-type="string">
            <text:p>MULTIPATCH</text:p>
          </table:table-cell>
          <table:table-cell office:value-type="string">
            <text:p>DISABLED</text:p>
          </table:table-cell>
          <table:table-cell office:value-type="string">
            <text:p>ENABLED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POLYGON</text:p>
          </table:table-cell>
          <table:table-cell office:value-type="string">
            <text:p>DISABLED</text:p>
          </table:table-cell>
          <table:table-cell office:value-type="string">
            <text:p>ENABLED</text:p>
          </table:table-cell>
        </table:table-row>
        <table:table-row table:style-name="ro1">
          <table:table-cell office:value-type="string">
            <text:p>BuildingEntrancePoint</text:p>
          </table:table-cell>
          <table:table-cell office:value-type="string">
            <text:p>POINT</text:p>
          </table:table-cell>
          <table:table-cell office:value-type="string">
            <text:p>DISABLED</text:p>
          </table:table-cell>
          <table:table-cell office:value-type="string">
            <text:p>ENABLED</text:p>
          </table:table-cell>
        </table:table-row>
        <table:table-row table:style-name="ro1">
          <table:table-cell office:value-type="string">
            <text:p>BuildingShell</text:p>
          </table:table-cell>
          <table:table-cell office:value-type="string">
            <text:p>MULTIPATCH</text:p>
          </table:table-cell>
          <table:table-cell office:value-type="string">
            <text:p>DISABLED</text:p>
          </table:table-cell>
          <table:table-cell office:value-type="string">
            <text:p>ENABLED</text:p>
          </table:table-cell>
        </table:table-row>
        <table:table-row table:style-name="ro1">
          <table:table-cell office:value-type="string">
            <text:p>BuildingShellPart</text:p>
          </table:table-cell>
          <table:table-cell office:value-type="string">
            <text:p>MULTIPATCH</text:p>
          </table:table-cell>
          <table:table-cell office:value-type="string">
            <text:p>DISABLED</text:p>
          </table:table-cell>
          <table:table-cell office:value-type="string">
            <text:p>ENABLED</text:p>
          </table:table-cell>
        </table:table-row>
        <table:table-row table:style-name="ro1">
          <table:table-cell office:value-type="string">
            <text:p>BuildingInteriorSpace</text:p>
          </table:table-cell>
          <table:table-cell office:value-type="string">
            <text:p>POLYGON</text:p>
          </table:table-cell>
          <table:table-cell office:value-type="string">
            <text:p>DISABLED</text:p>
          </table:table-cell>
          <table:table-cell office:value-type="string">
            <text:p>ENABLED</text:p>
          </table:table-cell>
        </table:table-row>
        <table:table-row table:style-name="ro1">
          <table:table-cell office:value-type="string">
            <text:p>BuildingFloor</text:p>
          </table:table-cell>
          <table:table-cell office:value-type="string">
            <text:p>POLYGON</text:p>
          </table:table-cell>
          <table:table-cell office:value-type="string">
            <text:p>DISABLED</text:p>
          </table:table-cell>
          <table:table-cell office:value-type="string">
            <text:p>ENABLED</text:p>
          </table:table-cell>
        </table:table-row>
        <table:table-row table:style-name="ro1">
          <table:table-cell office:value-type="string">
            <text:p>BuildingInteriorStructure</text:p>
          </table:table-cell>
          <table:table-cell office:value-type="string">
            <text:p>POLYGON</text:p>
          </table:table-cell>
          <table:table-cell office:value-type="string">
            <text:p>DISABLED</text:p>
          </table:table-cell>
          <table:table-cell office:value-type="string">
            <text:p>ENABLED</text:p>
          </table:table-cell>
        </table:table-row>
        <table:table-row table:style-name="ro1">
          <table:table-cell office:value-type="string">
            <text:p>InteriorInstallation</text:p>
          </table:table-cell>
          <table:table-cell office:value-type="string">
            <text:p>POINT</text:p>
          </table:table-cell>
          <table:table-cell office:value-type="string">
            <text:p>DISABLED</text:p>
          </table:table-cell>
          <table:table-cell office:value-type="string">
            <text:p>ENABLED</text:p>
          </table:table-cell>
        </table:table-row>
        <table:table-row table:style-name="ro1">
          <table:table-cell office:value-type="string">
            <text:p>StreetFurniture</text:p>
          </table:table-cell>
          <table:table-cell office:value-type="string">
            <text:p>POINT</text:p>
          </table:table-cell>
          <table:table-cell office:value-type="string">
            <text:p>DISABLED</text:p>
          </table:table-cell>
          <table:table-cell office:value-type="string">
            <text:p>ENABLED</text:p>
          </table:table-cell>
        </table:table-row>
        <table:table-row table:style-name="ro2">
          <table:table-cell office:value-type="string">
            <text:p>Sensor</text:p>
          </table:table-cell>
          <table:table-cell office:value-type="string">
            <text:p>POINT</text:p>
          </table:table-cell>
          <table:table-cell office:value-type="string">
            <text:p>DISABLED</text:p>
          </table:table-cell>
          <table:table-cell office:value-type="string">
            <text:p>ENABLED</text:p>
          </table:table-cell>
        </table:table-row>
        <table:table-row table:style-name="ro1">
          <table:table-cell office:value-type="string">
            <text:p>SensorCoverage</text:p>
          </table:table-cell>
          <table:table-cell office:value-type="string">
            <text:p>POLYGON</text:p>
          </table:table-cell>
          <table:table-cell office:value-type="string">
            <text:p>DISABLED</text:p>
          </table:table-cell>
          <table:table-cell office:value-type="string">
            <text:p>ENABLED</text:p>
          </table:table-cell>
        </table:table-row>
        <table:table-row table:style-name="ro1">
          <table:table-cell office:value-type="string">
            <text:p>Sign</text:p>
          </table:table-cell>
          <table:table-cell office:value-type="string">
            <text:p>POINT</text:p>
          </table:table-cell>
          <table:table-cell office:value-type="string">
            <text:p>DISABLED</text:p>
          </table:table-cell>
          <table:table-cell office:value-type="string">
            <text:p>ENABLED</text:p>
          </table:table-cell>
        </table:table-row>
        <table:table-row table:style-name="ro1">
          <table:table-cell office:value-type="string">
            <text:p>Tree</text:p>
          </table:table-cell>
          <table:table-cell office:value-type="string">
            <text:p>POINT</text:p>
          </table:table-cell>
          <table:table-cell office:value-type="string">
            <text:p>DISABLED</text:p>
          </table:table-cell>
          <table:table-cell office:value-type="string">
            <text:p>ENABLED</text:p>
          </table:table-cell>
        </table:table-row>
        <table:table-row table:style-name="ro1">
          <table:table-cell office:value-type="string">
            <text:p>ZoningDistrict</text:p>
          </table:table-cell>
          <table:table-cell office:value-type="string">
            <text:p>POLYGON</text:p>
          </table:table-cell>
          <table:table-cell office:value-type="string">
            <text:p>DISABLED</text:p>
          </table:table-cell>
          <table:table-cell office:value-type="string">
            <text:p>ENABLED</text:p>
          </table:table-cell>
        </table:table-row>
        <table:table-row table:style-name="ro1">
          <table:table-cell office:value-type="string">
            <text:p>Parcel</text:p>
          </table:table-cell>
          <table:table-cell office:value-type="string">
            <text:p>POLYGON</text:p>
          </table:table-cell>
          <table:table-cell office:value-type="string">
            <text:p>DISABLED</text:p>
          </table:table-cell>
          <table:table-cell office:value-type="string">
            <text:p>ENABLED</text:p>
          </table:table-cell>
        </table:table-row>
        <table:table-row table:style-name="ro1">
          <table:table-cell office:value-type="string">
            <text:p>LandCover</text:p>
          </table:table-cell>
          <table:table-cell office:value-type="string">
            <text:p>POLYGON</text:p>
          </table:table-cell>
          <table:table-cell office:value-type="string">
            <text:p>DISABLED</text:p>
          </table:table-cell>
          <table:table-cell office:value-type="string">
            <text:p>ENABLED</text:p>
          </table:table-cell>
        </table:table-row>
        <table:table-row table:style-name="ro2" table:number-rows-repeated="104855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eatureClassAttributes" table:style-name="ta1">
        <table:table-column table:style-name="co24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row table:style-name="ro3">
          <table:table-cell office:value-type="string">
            <text:p>AnnotatedSpace</text:p>
          </table:table-cell>
          <table:table-cell office:value-type="string">
            <text:p>value</text:p>
          </table:table-cell>
          <table:table-cell office:value-type="string">
            <text:p>TEXT</text:p>
          </table:table-cell>
          <table:table-cell office:value-type="float" office:value="250">
            <text:p>250</text:p>
          </table:table-cell>
          <table:table-cell office:value-type="string">
            <text:p>Annotation Valu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AnnotatedSpace</text:p>
          </table:table-cell>
          <table:table-cell office:value-type="string">
            <text:p>type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Annotation Type</text:p>
          </table:table-cell>
          <table:table-cell office:value-type="string">
            <text:p>NON_NULLABLE</text:p>
          </table:table-cell>
          <table:table-cell office:value-type="string">
            <text:p>NON_REQUIRED</text:p>
          </table:table-cell>
          <table:table-cell table:formula="of:=[Domains.A2]" office:value-type="string" office:string-value="AnnotationType">
            <text:p>AnnotationType</text:p>
          </table:table-cell>
        </table:table-row>
        <table:table-row table:style-name="ro3">
          <table:table-cell office:value-type="string">
            <text:p>Building</text:p>
          </table:table-cell>
          <table:table-cell office:value-type="string">
            <text:p>usage</text:p>
          </table:table-cell>
          <table:table-cell office:value-type="string">
            <text:p>TEXT</text:p>
          </table:table-cell>
          <table:table-cell office:value-type="float" office:value="100">
            <text:p>100</text:p>
          </table:table-cell>
          <table:table-cell office:value-type="string">
            <text:p>Usag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7]" office:value-type="string" office:string-value="BuildingUsage">
            <text:p>BuildingUsage</text:p>
          </table:table-cell>
        </table:table-row>
        <table:table-row table:style-name="ro3">
          <table:table-cell office:value-type="string">
            <text:p>Building</text:p>
          </table:table-cell>
          <table:table-cell office:value-type="string">
            <text:p>totalHeight</text:p>
          </table:table-cell>
          <table:table-cell office:value-type="string">
            <text:p>DOUBLE</text:p>
          </table:table-cell>
          <table:table-cell/>
          <table:table-cell office:value-type="string">
            <text:p>Total height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</text:p>
          </table:table-cell>
          <table:table-cell office:value-type="string">
            <text:p>eaveHeight</text:p>
          </table:table-cell>
          <table:table-cell office:value-type="string">
            <text:p>DOUBLE</text:p>
          </table:table-cell>
          <table:table-cell/>
          <table:table-cell office:value-type="string">
            <text:p>Eave height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</text:p>
          </table:table-cell>
          <table:table-cell office:value-type="string">
            <text:p>roofForm</text:p>
          </table:table-cell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Roof form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6]" office:value-type="string" office:string-value="BuildingRoofForm">
            <text:p>BuildingRoofForm</text:p>
          </table:table-cell>
        </table:table-row>
        <table:table-row table:style-name="ro3">
          <table:table-cell office:value-type="string">
            <text:p>Building</text:p>
          </table:table-cell>
          <table:table-cell office:value-type="string">
            <text:p>levelsAboveGround</text:p>
          </table:table-cell>
          <table:table-cell office:value-type="string">
            <text:p>SHORT</text:p>
          </table:table-cell>
          <table:table-cell/>
          <table:table-cell office:value-type="string">
            <text:p>Levels above ground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</text:p>
          </table:table-cell>
          <table:table-cell office:value-type="string">
            <text:p>levelsBelowGround</text:p>
          </table:table-cell>
          <table:table-cell office:value-type="string">
            <text:p>SHORT</text:p>
          </table:table-cell>
          <table:table-cell/>
          <table:table-cell office:value-type="string">
            <text:p>Levels below ground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</text:p>
          </table:table-cell>
          <table:table-cell office:value-type="string">
            <text:p>status</text:p>
          </table:table-cell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Construction status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8]" office:value-type="string" office:string-value="ConstructionStatus">
            <text:p>ConstructionStatus</text:p>
          </table:table-cell>
        </table:table-row>
        <table:table-row table:style-name="ro3">
          <table:table-cell office:value-type="string">
            <text:p>Building</text:p>
          </table:table-cell>
          <table:table-cell office:value-type="string">
            <text:p>beginLifespan</text:p>
          </table:table-cell>
          <table:table-cell office:value-type="string">
            <text:p>DATE</text:p>
          </table:table-cell>
          <table:table-cell/>
          <table:table-cell office:value-type="string">
            <text:p>Begin of lifespan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</text:p>
          </table:table-cell>
          <table:table-cell office:value-type="string">
            <text:p>endLifespan</text:p>
          </table:table-cell>
          <table:table-cell office:value-type="string">
            <text:p>DATE</text:p>
          </table:table-cell>
          <table:table-cell/>
          <table:table-cell office:value-type="string">
            <text:p>End of lifespan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EntrancePoint</text:p>
          </table:table-cell>
          <table:table-cell office:value-type="string">
            <text:p>buildingFID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Key of the building</text:p>
          </table:table-cell>
          <table:table-cell office:value-type="string">
            <text:p>NON_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EntrancePoint</text:p>
          </table:table-cell>
          <table:table-cell office:value-type="string">
            <text:p>address</text:p>
          </table:table-cell>
          <table:table-cell office:value-type="string">
            <text:p>TEXT</text:p>
          </table:table-cell>
          <table:table-cell office:value-type="float" office:value="100">
            <text:p>100</text:p>
          </table:table-cell>
          <table:table-cell office:value-type="string">
            <text:p>Associated address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EntrancePoint</text:p>
          </table:table-cell>
          <table:table-cell office:value-type="string">
            <text:p>isPrimary</text:p>
          </table:table-cell>
          <table:table-cell office:value-type="string">
            <text:p>SHORT</text:p>
          </table:table-cell>
          <table:table-cell/>
          <table:table-cell office:value-type="string">
            <text:p>Primary entranc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3]" office:value-type="string" office:string-value="Boolean">
            <text:p>Boolean</text:p>
          </table:table-cell>
        </table:table-row>
        <table:table-row table:style-name="ro3">
          <table:table-cell office:value-type="string">
            <text:p>BuildingShell</text:p>
          </table:table-cell>
          <table:table-cell office:value-type="string">
            <text:p>buildingFID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Building FID</text:p>
          </table:table-cell>
          <table:table-cell office:value-type="string">
            <text:p>NON_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Shell</text:p>
          </table:table-cell>
          <table:table-cell office:value-type="string">
            <text:p>generator</text:p>
          </table:table-cell>
          <table:table-cell office:value-type="string">
            <text:p>TEXT</text:p>
          </table:table-cell>
          <table:table-cell/>
          <table:table-cell office:value-type="string">
            <text:p>Sourc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Shell</text:p>
          </table:table-cell>
          <table:table-cell office:value-type="string">
            <text:p>protectionLevel</text:p>
          </table:table-cell>
          <table:table-cell office:value-type="string">
            <text:p>SHORT</text:p>
          </table:table-cell>
          <table:table-cell/>
          <table:table-cell office:value-type="string">
            <text:p>Protection level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ShellPart</text:p>
          </table:table-cell>
          <table:table-cell office:value-type="string">
            <text:p>buildingFID</text:p>
          </table:table-cell>
          <table:table-cell office:value-type="string">
            <text:p>TEXT</text:p>
          </table:table-cell>
          <table:table-cell/>
          <table:table-cell office:value-type="string">
            <text:p>Building FID</text:p>
          </table:table-cell>
          <table:table-cell office:value-type="string">
            <text:p>NON_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ShellPart</text:p>
          </table:table-cell>
          <table:table-cell office:value-type="string">
            <text:p>shellFID</text:p>
          </table:table-cell>
          <table:table-cell office:value-type="string">
            <text:p>TEXT</text:p>
          </table:table-cell>
          <table:table-cell/>
          <table:table-cell office:value-type="string">
            <text:p>Shell FID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ShellPart</text:p>
          </table:table-cell>
          <table:table-cell office:value-type="string">
            <text:p>type</text:p>
          </table:table-cell>
          <table:table-cell office:value-type="string">
            <text:p>TEXT</text:p>
          </table:table-cell>
          <table:table-cell/>
          <table:table-cell office:value-type="string">
            <text:p>Shell part typ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14]" office:value-type="string" office:string-value="ShellPartType">
            <text:p>ShellPartType</text:p>
          </table:table-cell>
        </table:table-row>
        <table:table-row table:style-name="ro3">
          <table:table-cell office:value-type="string">
            <text:p>BuildingInteriorSpace</text:p>
          </table:table-cell>
          <table:table-cell office:value-type="string">
            <text:p>buildingFID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Building FID</text:p>
          </table:table-cell>
          <table:table-cell office:value-type="string">
            <text:p>NON_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InteriorSpace</text:p>
          </table:table-cell>
          <table:table-cell office:value-type="string">
            <text:p>floorFID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Building Floor FID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InteriorSpace</text:p>
          </table:table-cell>
          <table:table-cell office:value-type="string">
            <text:p>shortName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Short nam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InteriorSpace</text:p>
          </table:table-cell>
          <table:table-cell office:value-type="string">
            <text:p>type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Space typ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4]" office:value-type="string" office:string-value="BuildingInteriorSpaceType">
            <text:p>BuildingInteriorSpaceType</text:p>
          </table:table-cell>
        </table:table-row>
        <table:table-row table:style-name="ro3">
          <table:table-cell office:value-type="string">
            <text:p>BuildingInteriorSpace</text:p>
          </table:table-cell>
          <table:table-cell office:value-type="string">
            <text:p>accessType</text:p>
          </table:table-cell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Access typ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1]" office:value-type="string" office:string-value="AccessType">
            <text:p>AccessType</text:p>
          </table:table-cell>
        </table:table-row>
        <table:table-row table:style-name="ro3">
          <table:table-cell office:value-type="string">
            <text:p>BuildingInteriorSpace</text:p>
          </table:table-cell>
          <table:table-cell office:value-type="string">
            <text:p>height</text:p>
          </table:table-cell>
          <table:table-cell office:value-type="string">
            <text:p>DOUBLE</text:p>
          </table:table-cell>
          <table:table-cell/>
          <table:table-cell office:value-type="string">
            <text:p>Ceiling height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InteriorSpace</text:p>
          </table:table-cell>
          <table:table-cell office:value-type="string">
            <text:p>baseElevation</text:p>
          </table:table-cell>
          <table:table-cell office:value-type="string">
            <text:p>DOUBLE</text:p>
          </table:table-cell>
          <table:table-cell/>
          <table:table-cell office:value-type="string">
            <text:p>Base elevation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InteriorSpace</text:p>
          </table:table-cell>
          <table:table-cell office:value-type="string">
            <text:p>floorArea</text:p>
          </table:table-cell>
          <table:table-cell office:value-type="string">
            <text:p>DOUBLE</text:p>
          </table:table-cell>
          <table:table-cell/>
          <table:table-cell office:value-type="string">
            <text:p>Floor area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InteriorSpace</text:p>
          </table:table-cell>
          <table:table-cell office:value-type="string">
            <text:p>capacity</text:p>
          </table:table-cell>
          <table:table-cell office:value-type="string">
            <text:p>LONG</text:p>
          </table:table-cell>
          <table:table-cell/>
          <table:table-cell office:value-type="string">
            <text:p>Capacity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InteriorSpace</text:p>
          </table:table-cell>
          <table:table-cell office:value-type="string">
            <text:p>spaceForm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Space form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InteriorSpace</text:p>
          </table:table-cell>
          <table:table-cell office:value-type="string">
            <text:p>spaceFunction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Space function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InteriorSpace</text:p>
          </table:table-cell>
          <table:table-cell office:value-type="string">
            <text:p>spaceUse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Space us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Floor</text:p>
          </table:table-cell>
          <table:table-cell office:value-type="string">
            <text:p>buildingFID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Building FID</text:p>
          </table:table-cell>
          <table:table-cell office:value-type="string">
            <text:p>NON_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Floor</text:p>
          </table:table-cell>
          <table:table-cell office:value-type="string">
            <text:p>baseElevation</text:p>
          </table:table-cell>
          <table:table-cell office:value-type="string">
            <text:p>DOUBLE</text:p>
          </table:table-cell>
          <table:table-cell/>
          <table:table-cell office:value-type="string">
            <text:p>Base elevation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Floor</text:p>
          </table:table-cell>
          <table:table-cell office:value-type="string">
            <text:p>height</text:p>
          </table:table-cell>
          <table:table-cell office:value-type="string">
            <text:p>DOUBLE</text:p>
          </table:table-cell>
          <table:table-cell/>
          <table:table-cell office:value-type="string">
            <text:p>Floor height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Floor</text:p>
          </table:table-cell>
          <table:table-cell office:value-type="string">
            <text:p>verticalOrder</text:p>
          </table:table-cell>
          <table:table-cell office:value-type="string">
            <text:p>LONG</text:p>
          </table:table-cell>
          <table:table-cell/>
          <table:table-cell office:value-type="string">
            <text:p>Vertical order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Floor</text:p>
          </table:table-cell>
          <table:table-cell office:value-type="string">
            <text:p>accessType</text:p>
          </table:table-cell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Access typ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1]" office:value-type="string" office:string-value="AccessType">
            <text:p>AccessType</text:p>
          </table:table-cell>
        </table:table-row>
        <table:table-row table:style-name="ro3">
          <table:table-cell office:value-type="string">
            <text:p>BuildingInteriorStructure</text:p>
          </table:table-cell>
          <table:table-cell office:value-type="string">
            <text:p>buildingFID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Building FID</text:p>
          </table:table-cell>
          <table:table-cell office:value-type="string">
            <text:p>NON_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InteriorStructure</text:p>
          </table:table-cell>
          <table:table-cell office:value-type="string">
            <text:p>floorFID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Building Floor FID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InteriorStructure</text:p>
          </table:table-cell>
          <table:table-cell office:value-type="string">
            <text:p>type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Interior structure typ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5]" office:value-type="string" office:string-value="BuildingInteriorStructureType">
            <text:p>BuildingInteriorStructureType</text:p>
          </table:table-cell>
        </table:table-row>
        <table:table-row table:style-name="ro3">
          <table:table-cell office:value-type="string">
            <text:p>BuildingInteriorStructure</text:p>
          </table:table-cell>
          <table:table-cell office:value-type="string">
            <text:p>baseElevation</text:p>
          </table:table-cell>
          <table:table-cell office:value-type="string">
            <text:p>DOUBLE</text:p>
          </table:table-cell>
          <table:table-cell/>
          <table:table-cell office:value-type="string">
            <text:p>Base elevation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InteriorStructure</text:p>
          </table:table-cell>
          <table:table-cell office:value-type="string">
            <text:p>height</text:p>
          </table:table-cell>
          <table:table-cell office:value-type="string">
            <text:p>DOUBLE</text:p>
          </table:table-cell>
          <table:table-cell/>
          <table:table-cell office:value-type="string">
            <text:p>Floor height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BuildingInteriorStructure</text:p>
          </table:table-cell>
          <table:table-cell office:value-type="string">
            <text:p>accessType</text:p>
          </table:table-cell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Access typ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1]" office:value-type="string" office:string-value="AccessType">
            <text:p>AccessType</text:p>
          </table:table-cell>
        </table:table-row>
        <table:table-row table:style-name="ro3">
          <table:table-cell office:value-type="string">
            <text:p>InteriorInstallation</text:p>
          </table:table-cell>
          <table:table-cell office:value-type="string">
            <text:p>type</text:p>
          </table:table-cell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Installation typ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9]" office:value-type="string" office:string-value="InteriorInstallationType">
            <text:p>InteriorInstallationType</text:p>
          </table:table-cell>
        </table:table-row>
        <table:table-row table:style-name="ro3">
          <table:table-cell office:value-type="string">
            <text:p>InteriorInstallation</text:p>
          </table:table-cell>
          <table:table-cell office:value-type="string">
            <text:p>rotation</text:p>
          </table:table-cell>
          <table:table-cell office:value-type="string">
            <text:p>DOUBLE</text:p>
          </table:table-cell>
          <table:table-cell/>
          <table:table-cell office:value-type="string">
            <text:p>Rotation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InteriorInstallation</text:p>
          </table:table-cell>
          <table:table-cell office:value-type="string">
            <text:p>spaceFID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Interior space FID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StreetFurniture</text:p>
          </table:table-cell>
          <table:table-cell office:value-type="string">
            <text:p>type</text:p>
          </table:table-cell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Installation typ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15]" office:value-type="string" office:string-value="StreetFurnitureType">
            <text:p>StreetFurnitureType</text:p>
          </table:table-cell>
        </table:table-row>
        <table:table-row table:style-name="ro3">
          <table:table-cell office:value-type="string">
            <text:p>StreetFurniture</text:p>
          </table:table-cell>
          <table:table-cell office:value-type="string">
            <text:p>rotation</text:p>
          </table:table-cell>
          <table:table-cell office:value-type="string">
            <text:p>DOUBLE</text:p>
          </table:table-cell>
          <table:table-cell/>
          <table:table-cell office:value-type="string">
            <text:p>Rotation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StreetFurniture</text:p>
          </table:table-cell>
          <table:table-cell office:value-type="string">
            <text:p>beginLifespan</text:p>
          </table:table-cell>
          <table:table-cell office:value-type="string">
            <text:p>DATE</text:p>
          </table:table-cell>
          <table:table-cell/>
          <table:table-cell office:value-type="string">
            <text:p>Begin of lifespan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StreetFurniture</text:p>
          </table:table-cell>
          <table:table-cell office:value-type="string">
            <text:p>endLifespan</text:p>
          </table:table-cell>
          <table:table-cell office:value-type="string">
            <text:p>DATE</text:p>
          </table:table-cell>
          <table:table-cell/>
          <table:table-cell office:value-type="string">
            <text:p>End of lifespan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Sensor</text:p>
          </table:table-cell>
          <table:table-cell office:value-type="string">
            <text:p>type</text:p>
          </table:table-cell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Sensor typ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Sensor</text:p>
          </table:table-cell>
          <table:table-cell office:value-type="string">
            <text:p>rotation</text:p>
          </table:table-cell>
          <table:table-cell office:value-type="string">
            <text:p>DOUBLE</text:p>
          </table:table-cell>
          <table:table-cell/>
          <table:table-cell office:value-type="string">
            <text:p>Rotation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Sensor</text:p>
          </table:table-cell>
          <table:table-cell office:value-type="string">
            <text:p>feedFrequency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Feed update frequency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Sensor</text:p>
          </table:table-cell>
          <table:table-cell office:value-type="string">
            <text:p>feedMimeType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Feed encoding (MIME)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Sensor</text:p>
          </table:table-cell>
          <table:table-cell office:value-type="string">
            <text:p>observation</text:p>
          </table:table-cell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Observed property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13]" office:value-type="string" office:string-value="SensorType">
            <text:p>SensorType</text:p>
          </table:table-cell>
        </table:table-row>
        <table:table-row table:style-name="ro3">
          <table:table-cell office:value-type="string">
            <text:p>Sensor</text:p>
          </table:table-cell>
          <table:table-cell office:value-type="string">
            <text:p>beginLifespan</text:p>
          </table:table-cell>
          <table:table-cell office:value-type="string">
            <text:p>DATE</text:p>
          </table:table-cell>
          <table:table-cell/>
          <table:table-cell office:value-type="string">
            <text:p>Begin of lifespan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Sensor</text:p>
          </table:table-cell>
          <table:table-cell office:value-type="string">
            <text:p>endLifespan</text:p>
          </table:table-cell>
          <table:table-cell office:value-type="string">
            <text:p>DATE</text:p>
          </table:table-cell>
          <table:table-cell/>
          <table:table-cell office:value-type="string">
            <text:p>End of lifespan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SensorCoverage</text:p>
          </table:table-cell>
          <table:table-cell office:value-type="string">
            <text:p>sensorFID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Sensor FID</text:p>
          </table:table-cell>
          <table:table-cell office:value-type="string">
            <text:p>NON_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Sign</text:p>
          </table:table-cell>
          <table:table-cell office:value-type="string">
            <text:p>type</text:p>
          </table:table-cell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Sign typ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Sign</text:p>
          </table:table-cell>
          <table:table-cell office:value-type="string">
            <text:p>rotation</text:p>
          </table:table-cell>
          <table:table-cell office:value-type="string">
            <text:p>DOUBLE</text:p>
          </table:table-cell>
          <table:table-cell/>
          <table:table-cell office:value-type="string">
            <text:p>Rotation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Sign</text:p>
          </table:table-cell>
          <table:table-cell office:value-type="string">
            <text:p>transportElementFID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Sensor FID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Tree</text:p>
          </table:table-cell>
          <table:table-cell office:value-type="string">
            <text:p>type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Tree Genus</text:p>
          </table:table-cell>
          <table:table-cell office:value-type="string">
            <text:p>NON_NULLABLE</text:p>
          </table:table-cell>
          <table:table-cell office:value-type="string">
            <text:p>NON_REQUIRED</text:p>
          </table:table-cell>
          <table:table-cell table:formula="of:=[Domains.A17]" office:value-type="string" office:string-value="TreeGenusType">
            <text:p>TreeGenusType</text:p>
          </table:table-cell>
        </table:table-row>
        <table:table-row table:style-name="ro3">
          <table:table-cell office:value-type="string">
            <text:p>Tree</text:p>
          </table:table-cell>
          <table:table-cell office:value-type="string">
            <text:p>beginLifespan</text:p>
          </table:table-cell>
          <table:table-cell office:value-type="string">
            <text:p>DATE</text:p>
          </table:table-cell>
          <table:table-cell/>
          <table:table-cell office:value-type="string">
            <text:p>Begin of lifespan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Tree</text:p>
          </table:table-cell>
          <table:table-cell office:value-type="string">
            <text:p>endLifespan</text:p>
          </table:table-cell>
          <table:table-cell office:value-type="string">
            <text:p>DATE</text:p>
          </table:table-cell>
          <table:table-cell/>
          <table:table-cell office:value-type="string">
            <text:p>End of lifespan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Tree</text:p>
          </table:table-cell>
          <table:table-cell office:value-type="string">
            <text:p>datePlanted</text:p>
          </table:table-cell>
          <table:table-cell office:value-type="string">
            <text:p>DATE</text:p>
          </table:table-cell>
          <table:table-cell/>
          <table:table-cell office:value-type="string">
            <text:p>Date planted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Tree</text:p>
          </table:table-cell>
          <table:table-cell office:value-type="string">
            <text:p>height</text:p>
          </table:table-cell>
          <table:table-cell office:value-type="string">
            <text:p>DOUBLE</text:p>
          </table:table-cell>
          <table:table-cell/>
          <table:table-cell office:value-type="string">
            <text:p>Crown height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Tree</text:p>
          </table:table-cell>
          <table:table-cell office:value-type="string">
            <text:p>diameter</text:p>
          </table:table-cell>
          <table:table-cell office:value-type="string">
            <text:p>DOUBLE</text:p>
          </table:table-cell>
          <table:table-cell/>
          <table:table-cell office:value-type="string">
            <text:p>Crown diameter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Tree</text:p>
          </table:table-cell>
          <table:table-cell office:value-type="string">
            <text:p>canopyShape</text:p>
          </table:table-cell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Canopy shap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16]" office:value-type="string" office:string-value="TreeCanopyShape">
            <text:p>TreeCanopyShape</text:p>
          </table:table-cell>
        </table:table-row>
        <table:table-row table:style-name="ro3">
          <table:table-cell office:value-type="string">
            <text:p>ZoningDistrict</text:p>
          </table:table-cell>
          <table:table-cell office:value-type="string">
            <text:p>type</text:p>
          </table:table-cell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Zoning district typ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19]" office:value-type="string" office:string-value="ZoningType">
            <text:p>ZoningType</text:p>
          </table:table-cell>
        </table:table-row>
        <table:table-row table:style-name="ro3">
          <table:table-cell office:value-type="string">
            <text:p>ZoningDistrict</text:p>
          </table:table-cell>
          <table:table-cell office:value-type="string">
            <text:p>zoningPlanType</text:p>
          </table:table-cell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Plan typ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12]" office:value-type="string" office:string-value="PlanType">
            <text:p>PlanType</text:p>
          </table:table-cell>
        </table:table-row>
        <table:table-row table:style-name="ro3">
          <table:table-cell office:value-type="string">
            <text:p>ZoningDistrict</text:p>
          </table:table-cell>
          <table:table-cell office:value-type="string">
            <text:p>density</text:p>
          </table:table-cell>
          <table:table-cell office:value-type="string">
            <text:p>DOUBLE</text:p>
          </table:table-cell>
          <table:table-cell/>
          <table:table-cell office:value-type="string">
            <text:p>Density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ZoningDistrict</text:p>
          </table:table-cell>
          <table:table-cell office:value-type="string">
            <text:p>baseElevation</text:p>
          </table:table-cell>
          <table:table-cell office:value-type="string">
            <text:p>DOUBLE</text:p>
          </table:table-cell>
          <table:table-cell/>
          <table:table-cell office:value-type="string">
            <text:p>Base elevation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ZoningDistrict</text:p>
          </table:table-cell>
          <table:table-cell office:value-type="string">
            <text:p>height</text:p>
          </table:table-cell>
          <table:table-cell office:value-type="string">
            <text:p>DOUBLE</text:p>
          </table:table-cell>
          <table:table-cell/>
          <table:table-cell office:value-type="string">
            <text:p>Floor height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ZoningDistrict</text:p>
          </table:table-cell>
          <table:table-cell office:value-type="string">
            <text:p>overlay</text:p>
          </table:table-cell>
          <table:table-cell office:value-type="string">
            <text:p>SHORT</text:p>
          </table:table-cell>
          <table:table-cell/>
          <table:table-cell office:value-type="string">
            <text:p>Overlay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3]" office:value-type="string" office:string-value="Boolean">
            <text:p>Boolean</text:p>
          </table:table-cell>
        </table:table-row>
        <table:table-row table:style-name="ro3">
          <table:table-cell office:value-type="string">
            <text:p>Parcel</text:p>
          </table:table-cell>
          <table:table-cell office:value-type="string">
            <text:p>type</text:p>
          </table:table-cell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Parcel typ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11]" office:value-type="string" office:string-value="ParcelType">
            <text:p>ParcelType</text:p>
          </table:table-cell>
        </table:table-row>
        <table:table-row table:style-name="ro3">
          <table:table-cell office:value-type="string">
            <text:p>Parcel</text:p>
          </table:table-cell>
          <table:table-cell office:value-type="string">
            <text:p>owner</text:p>
          </table:table-cell>
          <table:table-cell office:value-type="string">
            <text:p>TEXT</text:p>
          </table:table-cell>
          <table:table-cell office:value-type="float" office:value="100">
            <text:p>100</text:p>
          </table:table-cell>
          <table:table-cell office:value-type="string">
            <text:p>Parcel owner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Parcel</text:p>
          </table:table-cell>
          <table:table-cell office:value-type="string">
            <text:p>address</text:p>
          </table:table-cell>
          <table:table-cell office:value-type="string">
            <text:p>TEXT</text:p>
          </table:table-cell>
          <table:table-cell office:value-type="float" office:value="100">
            <text:p>100</text:p>
          </table:table-cell>
          <table:table-cell office:value-type="string">
            <text:p>Parcel address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Parcel</text:p>
          </table:table-cell>
          <table:table-cell office:value-type="string">
            <text:p>baseElevation</text:p>
          </table:table-cell>
          <table:table-cell office:value-type="string">
            <text:p>DOUBLE</text:p>
          </table:table-cell>
          <table:table-cell/>
          <table:table-cell office:value-type="string">
            <text:p>Base elevation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Parcel</text:p>
          </table:table-cell>
          <table:table-cell office:value-type="string">
            <text:p>height</text:p>
          </table:table-cell>
          <table:table-cell office:value-type="string">
            <text:p>DOUBLE</text:p>
          </table:table-cell>
          <table:table-cell/>
          <table:table-cell office:value-type="string">
            <text:p>Floor height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LandCover</text:p>
          </table:table-cell>
          <table:table-cell office:value-type="string">
            <text:p>primaryLandcoverType</text:p>
          </table:table-cell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Primary land cover typ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10]" office:value-type="string" office:string-value="LandCoverType">
            <text:p>LandCoverType</text:p>
          </table:table-cell>
        </table:table-row>
        <table:table-row table:style-name="ro3">
          <table:table-cell office:value-type="string">
            <text:p>LandCover</text:p>
          </table:table-cell>
          <table:table-cell office:value-type="string">
            <text:p>secondaryLandcoverType</text:p>
          </table:table-cell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Secondary land cover typ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10]" office:value-type="string" office:string-value="LandCoverType">
            <text:p>LandCoverType</text:p>
          </table:table-cell>
        </table:table-row>
        <table:table-row table:style-name="ro3">
          <table:table-cell office:value-type="string">
            <text:p>LandCover</text:p>
          </table:table-cell>
          <table:table-cell office:value-type="string">
            <text:p>density</text:p>
          </table:table-cell>
          <table:table-cell office:value-type="string">
            <text:p>DOUBLE</text:p>
          </table:table-cell>
          <table:table-cell/>
          <table:table-cell office:value-type="string">
            <text:p>Density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3">
          <table:table-cell office:value-type="string">
            <text:p>LandCover</text:p>
          </table:table-cell>
          <table:table-cell office:value-type="string">
            <text:p>verticalExtent</text:p>
          </table:table-cell>
          <table:table-cell office:value-type="string">
            <text:p>DOUBLE</text:p>
          </table:table-cell>
          <table:table-cell/>
          <table:table-cell office:value-type="string">
            <text:p>Vertical extent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1" table:number-rows-repeated="104849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les" table:style-name="ta1">
        <table:table-column table:style-name="co14" table:default-cell-style-name="Default"/>
        <table:table-row table:style-name="ro2">
          <table:table-cell office:value-type="string">
            <text:p>CityFabricRelation</text:p>
          </table:table-cell>
        </table:table-row>
        <table:table-row table:style-name="ro2">
          <table:table-cell office:value-type="string">
            <text:p>AttributeContainer</text:p>
          </table:table-cell>
        </table:table-row>
        <table:table-row table:style-name="ro2">
          <table:table-cell office:value-type="string">
            <text:p>Regulation</text:p>
          </table:table-cell>
        </table:table-row>
        <table:table-row table:style-name="ro1">
          <table:table-cell office:value-type="string">
            <text:p>Neighborhood</text:p>
          </table:table-cell>
        </table:table-row>
      </table:table>
      <table:table table:name="TableAttributes" table:style-name="ta1"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formula="of:=[Tables.A$1]" office:value-type="string" office:string-value="CityFabricRelation">
            <text:p>CityFabricRelation</text:p>
          </table:table-cell>
          <table:table-cell office:value-type="string">
            <text:p>sourceType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Source Feature Class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1">
          <table:table-cell table:formula="of:=[Tables.A$1]" office:value-type="string" office:string-value="CityFabricRelation">
            <text:p>CityFabricRelation</text:p>
          </table:table-cell>
          <table:table-cell office:value-type="string">
            <text:p>targetType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Target Feature Class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1">
          <table:table-cell table:formula="of:=[Tables.A$1]" office:value-type="string" office:string-value="CityFabricRelation">
            <text:p>CityFabricRelation</text:p>
          </table:table-cell>
          <table:table-cell office:value-type="string">
            <text:p>sourceFID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Source Feature FID</text:p>
          </table:table-cell>
          <table:table-cell office:value-type="string">
            <text:p>NON_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1">
          <table:table-cell table:formula="of:=[Tables.A$1]" office:value-type="string" office:string-value="CityFabricRelation">
            <text:p>CityFabricRelation</text:p>
          </table:table-cell>
          <table:table-cell office:value-type="string">
            <text:p>targetFID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Target Feature FID</text:p>
          </table:table-cell>
          <table:table-cell office:value-type="string">
            <text:p>NON_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1">
          <table:table-cell table:formula="of:=[Tables.A$1]" office:value-type="string" office:string-value="CityFabricRelation">
            <text:p>CityFabricRelation</text:p>
          </table:table-cell>
          <table:table-cell office:value-type="string">
            <text:p>relationType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Relation Typ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20]" office:value-type="string" office:string-value="CityFabricRelationType">
            <text:p>CityFabricRelationType</text:p>
          </table:table-cell>
        </table:table-row>
        <table:table-row table:style-name="ro1">
          <table:table-cell table:formula="of:=[Tables.A$1]" office:value-type="string" office:string-value="CityFabricRelation">
            <text:p>CityFabricRelation</text:p>
          </table:table-cell>
          <table:table-cell office:value-type="string">
            <text:p>relationDirection</text:p>
          </table:table-cell>
          <table:table-cell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Relation Direction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21]" office:value-type="string" office:string-value="FlowDirection">
            <text:p>FlowDirection</text:p>
          </table:table-cell>
        </table:table-row>
        <table:table-row table:style-name="ro1">
          <table:table-cell table:formula="of:=[Tables.A$1]" office:value-type="string" office:string-value="CityFabricRelation">
            <text:p>CityFabricRelation</text:p>
          </table:table-cell>
          <table:table-cell office:value-type="string">
            <text:p>description</text:p>
          </table:table-cell>
          <table:table-cell office:value-type="string">
            <text:p>TEXT</text:p>
          </table:table-cell>
          <table:table-cell office:value-type="float" office:value="250">
            <text:p>250</text:p>
          </table:table-cell>
          <table:table-cell office:value-type="string">
            <text:p>Description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1">
          <table:table-cell table:formula="of:=[Tables.A$1]" office:value-type="string" office:string-value="CityFabricRelation">
            <text:p>CityFabricRelation</text:p>
          </table:table-cell>
          <table:table-cell office:value-type="string">
            <text:p>name</text:p>
          </table:table-cell>
          <table:table-cell office:value-type="string">
            <text:p>TEXT</text:p>
          </table:table-cell>
          <table:table-cell office:value-type="float" office:value="100">
            <text:p>100</text:p>
          </table:table-cell>
          <table:table-cell office:value-type="string">
            <text:p>Nam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1">
          <table:table-cell table:formula="of:=[Tables.A$2]" office:value-type="string" office:string-value="AttributeContainer">
            <text:p>AttributeContainer</text:p>
          </table:table-cell>
          <table:table-cell office:value-type="string">
            <text:p>path</text:p>
          </table:table-cell>
          <table:table-cell office:value-type="string">
            <text:p>TEXT</text:p>
          </table:table-cell>
          <table:table-cell office:value-type="float" office:value="250">
            <text:p>250</text:p>
          </table:table-cell>
          <table:table-cell office:value-type="string">
            <text:p>Path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1">
          <table:table-cell table:formula="of:=[Tables.A$2]" office:value-type="string" office:string-value="AttributeContainer">
            <text:p>AttributeContainer</text:p>
          </table:table-cell>
          <table:table-cell office:value-type="string">
            <text:p>type</text:p>
          </table:table-cell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Typ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1">
          <table:table-cell table:formula="of:=[Tables.A$2]" office:value-type="string" office:string-value="AttributeContainer">
            <text:p>AttributeContainer</text:p>
          </table:table-cell>
          <table:table-cell office:value-type="string">
            <text:p>value</text:p>
          </table:table-cell>
          <table:table-cell office:value-type="string">
            <text:p>TEXT</text:p>
          </table:table-cell>
          <table:table-cell office:value-type="float" office:value="250">
            <text:p>250</text:p>
          </table:table-cell>
          <table:table-cell office:value-type="string">
            <text:p>Valu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1">
          <table:table-cell table:formula="of:=[Tables.A$2]" office:value-type="string" office:string-value="AttributeContainer">
            <text:p>AttributeContainer</text:p>
          </table:table-cell>
          <table:table-cell office:value-type="string">
            <text:p>referenceFID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Reference FID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1">
          <table:table-cell table:formula="of:=[Tables.A$2]" office:value-type="string" office:string-value="AttributeContainer">
            <text:p>AttributeContainer</text:p>
          </table:table-cell>
          <table:table-cell office:value-type="string">
            <text:p>referenceType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Reference Feature Class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1">
          <table:table-cell table:formula="of:=[Tables.A$3]" office:value-type="string" office:string-value="Regulation">
            <text:p>Regulation</text:p>
          </table:table-cell>
          <table:table-cell office:value-type="string">
            <text:p>description</text:p>
          </table:table-cell>
          <table:table-cell office:value-type="string">
            <text:p>TEXT</text:p>
          </table:table-cell>
          <table:table-cell office:value-type="float" office:value="250">
            <text:p>250</text:p>
          </table:table-cell>
          <table:table-cell office:value-type="string">
            <text:p>Textual version of the regulation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1">
          <table:table-cell table:formula="of:=[Tables.A$3]" office:value-type="string" office:string-value="Regulation">
            <text:p>Regulation</text:p>
          </table:table-cell>
          <table:table-cell office:value-type="string">
            <text:p>foundationReference</text:p>
          </table:table-cell>
          <table:table-cell office:value-type="string">
            <text:p>TEXT</text:p>
          </table:table-cell>
          <table:table-cell office:value-type="float" office:value="100">
            <text:p>100</text:p>
          </table:table-cell>
          <table:table-cell office:value-type="string">
            <text:p>Reference to Policy (Paragraph)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1">
          <table:table-cell table:formula="of:=[Tables.A$3]" office:value-type="string" office:string-value="Regulation">
            <text:p>Regulation</text:p>
          </table:table-cell>
          <table:table-cell office:value-type="string">
            <text:p>aspect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Regulation Aspect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23]" office:value-type="string" office:string-value="RegulationAspect">
            <text:p>RegulationAspect</text:p>
          </table:table-cell>
        </table:table-row>
        <table:table-row table:style-name="ro1">
          <table:table-cell table:formula="of:=[Tables.A$3]" office:value-type="string" office:string-value="Regulation">
            <text:p>Regulation</text:p>
          </table:table-cell>
          <table:table-cell office:value-type="string">
            <text:p>operator</text:p>
          </table:table-cell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Regulation Operator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22]" office:value-type="string" office:string-value="RegulationOperator">
            <text:p>RegulationOperator</text:p>
          </table:table-cell>
        </table:table-row>
        <table:table-row table:style-name="ro1">
          <table:table-cell table:formula="of:=[Tables.A$3]" office:value-type="string" office:string-value="Regulation">
            <text:p>Regulation</text:p>
          </table:table-cell>
          <table:table-cell office:value-type="string">
            <text:p>value</text:p>
          </table:table-cell>
          <table:table-cell office:value-type="string">
            <text:p>DOUBLE</text:p>
          </table:table-cell>
          <table:table-cell/>
          <table:table-cell office:value-type="string">
            <text:p>Valu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1">
          <table:table-cell table:formula="of:=[Tables.A$3]" office:value-type="string" office:string-value="Regulation">
            <text:p>Regulation</text:p>
          </table:table-cell>
          <table:table-cell office:value-type="string">
            <text:p>borderCondition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Neighborhood Condition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1">
          <table:table-cell table:formula="of:=[Tables.A$3]" office:value-type="string" office:string-value="Regulation">
            <text:p>Regulation</text:p>
          </table:table-cell>
          <table:table-cell office:value-type="string">
            <text:p>unit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Unit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1">
          <table:table-cell table:formula="of:=[Tables.A$3]" office:value-type="string" office:string-value="Regulation">
            <text:p>Regulation</text:p>
          </table:table-cell>
          <table:table-cell office:value-type="string">
            <text:p>referenceFID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Zone or Parcel FID</text:p>
          </table:table-cell>
          <table:table-cell office:value-type="string">
            <text:p>NON_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1">
          <table:table-cell table:formula="of:=[Tables.A$3]" office:value-type="string" office:string-value="Regulation">
            <text:p>Regulation</text:p>
          </table:table-cell>
          <table:table-cell office:value-type="string">
            <text:p>isParcelBased</text:p>
          </table:table-cell>
          <table:table-cell office:value-type="string">
            <text:p>SHORT</text:p>
          </table:table-cell>
          <table:table-cell/>
          <table:table-cell office:value-type="string">
            <text:p>Parcel-based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table:formula="of:=[Domains.A3]" office:value-type="string" office:string-value="Boolean">
            <text:p>Boolean</text:p>
          </table:table-cell>
        </table:table-row>
        <table:table-row table:style-name="ro1">
          <table:table-cell table:formula="of:=[Tables.A$3]" office:value-type="string" office:string-value="Regulation">
            <text:p>Regulation</text:p>
          </table:table-cell>
          <table:table-cell office:value-type="string">
            <text:p>expression</text:p>
          </table:table-cell>
          <table:table-cell office:value-type="string">
            <text:p>TEXT</text:p>
          </table:table-cell>
          <table:table-cell office:value-type="float" office:value="250">
            <text:p>250</text:p>
          </table:table-cell>
          <table:table-cell office:value-type="string">
            <text:p>Parcel-based value Expression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1">
          <table:table-cell table:formula="of:=[Tables.A$3]" office:value-type="string" office:string-value="Regulation">
            <text:p>Regulation</text:p>
          </table:table-cell>
          <table:table-cell office:value-type="string">
            <text:p>filter</text:p>
          </table:table-cell>
          <table:table-cell office:value-type="string">
            <text:p>TEXT</text:p>
          </table:table-cell>
          <table:table-cell office:value-type="float" office:value="250">
            <text:p>250</text:p>
          </table:table-cell>
          <table:table-cell office:value-type="string">
            <text:p>Parcel-based filter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1">
          <table:table-cell table:formula="of:=[Tables.A$4]" office:value-type="string" office:string-value="Neighborhood">
            <text:p>Neighborhood</text:p>
          </table:table-cell>
          <table:table-cell office:value-type="string">
            <text:p>index</text:p>
          </table:table-cell>
          <table:table-cell office:value-type="string">
            <text:p>LONG</text:p>
          </table:table-cell>
          <table:table-cell/>
          <table:table-cell office:value-type="string">
            <text:p>Segment Index</text:p>
          </table:table-cell>
          <table:table-cell office:value-type="string">
            <text:p>NON_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1">
          <table:table-cell table:formula="of:=[Tables.A$4]" office:value-type="string" office:string-value="Neighborhood">
            <text:p>Neighborhood</text:p>
          </table:table-cell>
          <table:table-cell office:value-type="string">
            <text:p>connectedTo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Connected to Typ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1">
          <table:table-cell table:formula="of:=[Tables.A$4]" office:value-type="string" office:string-value="Neighborhood">
            <text:p>Neighborhood</text:p>
          </table:table-cell>
          <table:table-cell office:value-type="string">
            <text:p>distance</text:p>
          </table:table-cell>
          <table:table-cell office:value-type="string">
            <text:p>DOUBLE</text:p>
          </table:table-cell>
          <table:table-cell/>
          <table:table-cell office:value-type="string">
            <text:p>Distance</text:p>
          </table:table-cell>
          <table:table-cell office:value-type="string">
            <text:p>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  <table:table-row table:style-name="ro1">
          <table:table-cell table:formula="of:=[Tables.A$4]" office:value-type="string" office:string-value="Neighborhood">
            <text:p>Neighborhood</text:p>
          </table:table-cell>
          <table:table-cell office:value-type="string">
            <text:p>parcelFID</text:p>
          </table:table-cell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Parcel FID</text:p>
          </table:table-cell>
          <table:table-cell office:value-type="string">
            <text:p>NON_NULLABLE</text:p>
          </table:table-cell>
          <table:table-cell office:value-type="string">
            <text:p>NON_REQUIRED</text:p>
          </table:table-cell>
          <table:table-cell office:value-type="string">
            <text:p>NO_DOMAIN</text:p>
          </table:table-cell>
        </table:table-row>
      </table:table>
      <table:table table:name="RelationshipClasses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row table:style-name="ro1">
          <table:table-cell office:value-type="string">
            <text:p>BuildingHasEntrance</text:p>
          </table:table-cell>
          <table:table-cell table:formula="of:=[FeatureClasses.A2]" office:value-type="string" office:string-value="Building">
            <text:p>Building</text:p>
          </table:table-cell>
          <table:table-cell table:formula="of:=[FeatureClasses.A3]" office:value-type="string" office:string-value="BuildingEntrancePoint">
            <text:p>BuildingEntrancePoint</text:p>
          </table:table-cell>
          <table:table-cell office:value-type="string">
            <text:p>SIMPLE</text:p>
          </table:table-cell>
          <table:table-cell office:value-type="string">
            <text:p>hasEntrance</text:p>
          </table:table-cell>
          <table:table-cell office:value-type="string">
            <text:p>toBuilding</text:p>
          </table:table-cell>
          <table:table-cell office:value-type="string">
            <text:p>NONE</text:p>
          </table:table-cell>
          <table:table-cell office:value-type="string">
            <text:p>ONE_TO_MANY</text:p>
          </table:table-cell>
          <table:table-cell office:value-type="string">
            <text:p>NONE</text:p>
          </table:table-cell>
          <table:table-cell table:formula="of:=CONCATENATE([.B1];&quot;FID&quot;)" office:value-type="string" office:string-value="BuildingFID">
            <text:p>BuildingFID</text:p>
          </table:table-cell>
          <table:table-cell table:formula="of:=[FeatureClassAttributes.B12]" office:value-type="string" office:string-value="buildingFID">
            <text:p>buildingFID</text:p>
          </table:table-cell>
        </table:table-row>
        <table:table-row table:style-name="ro1">
          <table:table-cell office:value-type="string">
            <text:p>BuildingHasShell</text:p>
          </table:table-cell>
          <table:table-cell table:formula="of:=[FeatureClasses.A2]" office:value-type="string" office:string-value="Building">
            <text:p>Building</text:p>
          </table:table-cell>
          <table:table-cell table:formula="of:=[FeatureClasses.A4]" office:value-type="string" office:string-value="BuildingShell">
            <text:p>BuildingShell</text:p>
          </table:table-cell>
          <table:table-cell office:value-type="string">
            <text:p>SIMPLE</text:p>
          </table:table-cell>
          <table:table-cell office:value-type="string">
            <text:p>hasShell</text:p>
          </table:table-cell>
          <table:table-cell office:value-type="string">
            <text:p>represents</text:p>
          </table:table-cell>
          <table:table-cell office:value-type="string">
            <text:p>NONE</text:p>
          </table:table-cell>
          <table:table-cell office:value-type="string">
            <text:p>ONE_TO_MANY</text:p>
          </table:table-cell>
          <table:table-cell office:value-type="string">
            <text:p>NONE</text:p>
          </table:table-cell>
          <table:table-cell table:formula="of:=CONCATENATE([.B2];&quot;FID&quot;)" office:value-type="string" office:string-value="BuildingFID">
            <text:p>BuildingFID</text:p>
          </table:table-cell>
          <table:table-cell table:formula="of:=[FeatureClassAttributes.B15]" office:value-type="string" office:string-value="buildingFID">
            <text:p>buildingFID</text:p>
          </table:table-cell>
        </table:table-row>
        <table:table-row table:style-name="ro1">
          <table:table-cell office:value-type="string">
            <text:p>BuildingHasShellPart</text:p>
          </table:table-cell>
          <table:table-cell table:formula="of:=[FeatureClasses.A2]" office:value-type="string" office:string-value="Building">
            <text:p>Building</text:p>
          </table:table-cell>
          <table:table-cell table:formula="of:=[FeatureClasses.A5]" office:value-type="string" office:string-value="BuildingShellPart">
            <text:p>BuildingShellPart</text:p>
          </table:table-cell>
          <table:table-cell office:value-type="string">
            <text:p>SIMPLE</text:p>
          </table:table-cell>
          <table:table-cell office:value-type="string">
            <text:p>hasShellPart</text:p>
          </table:table-cell>
          <table:table-cell office:value-type="string">
            <text:p>represents</text:p>
          </table:table-cell>
          <table:table-cell office:value-type="string">
            <text:p>NONE</text:p>
          </table:table-cell>
          <table:table-cell office:value-type="string">
            <text:p>ONE_TO_MANY</text:p>
          </table:table-cell>
          <table:table-cell office:value-type="string">
            <text:p>NONE</text:p>
          </table:table-cell>
          <table:table-cell table:formula="of:=CONCATENATE([.B3];&quot;FID&quot;)" office:value-type="string" office:string-value="BuildingFID">
            <text:p>BuildingFID</text:p>
          </table:table-cell>
          <table:table-cell table:formula="of:=[FeatureClassAttributes.B18]" office:value-type="string" office:string-value="buildingFID">
            <text:p>buildingFID</text:p>
          </table:table-cell>
        </table:table-row>
        <table:table-row table:style-name="ro1">
          <table:table-cell office:value-type="string">
            <text:p>BuildingHasSpace</text:p>
          </table:table-cell>
          <table:table-cell table:formula="of:=[FeatureClasses.A2]" office:value-type="string" office:string-value="Building">
            <text:p>Building</text:p>
          </table:table-cell>
          <table:table-cell table:formula="of:=[FeatureClasses.A6]" office:value-type="string" office:string-value="BuildingInteriorSpace">
            <text:p>BuildingInteriorSpace</text:p>
          </table:table-cell>
          <table:table-cell office:value-type="string">
            <text:p>SIMPLE</text:p>
          </table:table-cell>
          <table:table-cell office:value-type="string">
            <text:p>hasSpace</text:p>
          </table:table-cell>
          <table:table-cell office:value-type="string">
            <text:p>inBuilding</text:p>
          </table:table-cell>
          <table:table-cell office:value-type="string">
            <text:p>NONE</text:p>
          </table:table-cell>
          <table:table-cell office:value-type="string">
            <text:p>ONE_TO_MANY</text:p>
          </table:table-cell>
          <table:table-cell office:value-type="string">
            <text:p>NONE</text:p>
          </table:table-cell>
          <table:table-cell table:formula="of:=CONCATENATE([.B4];&quot;FID&quot;)" office:value-type="string" office:string-value="BuildingFID">
            <text:p>BuildingFID</text:p>
          </table:table-cell>
          <table:table-cell table:formula="of:=[FeatureClassAttributes.B21]" office:value-type="string" office:string-value="buildingFID">
            <text:p>buildingFID</text:p>
          </table:table-cell>
        </table:table-row>
        <table:table-row table:style-name="ro1">
          <table:table-cell office:value-type="string">
            <text:p>BuildingHasFloor</text:p>
          </table:table-cell>
          <table:table-cell table:formula="of:=[FeatureClasses.A2]" office:value-type="string" office:string-value="Building">
            <text:p>Building</text:p>
          </table:table-cell>
          <table:table-cell table:formula="of:=[FeatureClasses.A7]" office:value-type="string" office:string-value="BuildingFloor">
            <text:p>BuildingFloor</text:p>
          </table:table-cell>
          <table:table-cell office:value-type="string">
            <text:p>SIMPLE</text:p>
          </table:table-cell>
          <table:table-cell office:value-type="string">
            <text:p>hasFloor</text:p>
          </table:table-cell>
          <table:table-cell office:value-type="string">
            <text:p>inBuilding</text:p>
          </table:table-cell>
          <table:table-cell office:value-type="string">
            <text:p>NONE</text:p>
          </table:table-cell>
          <table:table-cell office:value-type="string">
            <text:p>ONE_TO_MANY</text:p>
          </table:table-cell>
          <table:table-cell office:value-type="string">
            <text:p>NONE</text:p>
          </table:table-cell>
          <table:table-cell table:formula="of:=CONCATENATE([.B5];&quot;FID&quot;)" office:value-type="string" office:string-value="BuildingFID">
            <text:p>BuildingFID</text:p>
          </table:table-cell>
          <table:table-cell table:formula="of:=[FeatureClassAttributes.B33]" office:value-type="string" office:string-value="buildingFID">
            <text:p>buildingFID</text:p>
          </table:table-cell>
        </table:table-row>
        <table:table-row table:style-name="ro1">
          <table:table-cell office:value-type="string">
            <text:p>FloorHasSpace</text:p>
          </table:table-cell>
          <table:table-cell table:formula="of:=[FeatureClasses.A7]" office:value-type="string" office:string-value="BuildingFloor">
            <text:p>BuildingFloor</text:p>
          </table:table-cell>
          <table:table-cell table:formula="of:=[FeatureClasses.A6]" office:value-type="string" office:string-value="BuildingInteriorSpace">
            <text:p>BuildingInteriorSpace</text:p>
          </table:table-cell>
          <table:table-cell office:value-type="string">
            <text:p>SIMPLE</text:p>
          </table:table-cell>
          <table:table-cell office:value-type="string">
            <text:p>hasSpace</text:p>
          </table:table-cell>
          <table:table-cell office:value-type="string">
            <text:p>onFloor</text:p>
          </table:table-cell>
          <table:table-cell office:value-type="string">
            <text:p>NONE</text:p>
          </table:table-cell>
          <table:table-cell office:value-type="string">
            <text:p>ONE_TO_MANY</text:p>
          </table:table-cell>
          <table:table-cell office:value-type="string">
            <text:p>NONE</text:p>
          </table:table-cell>
          <table:table-cell table:formula="of:=CONCATENATE([.B6];&quot;FID&quot;)" office:value-type="string" office:string-value="BuildingFloorFID">
            <text:p>BuildingFloorFID</text:p>
          </table:table-cell>
          <table:table-cell table:formula="of:=[FeatureClassAttributes.B21]" office:value-type="string" office:string-value="buildingFID">
            <text:p>buildingFID</text:p>
          </table:table-cell>
        </table:table-row>
        <table:table-row table:style-name="ro1">
          <table:table-cell office:value-type="string">
            <text:p>FloorHasStructure</text:p>
          </table:table-cell>
          <table:table-cell table:formula="of:=[FeatureClasses.A7]" office:value-type="string" office:string-value="BuildingFloor">
            <text:p>BuildingFloor</text:p>
          </table:table-cell>
          <table:table-cell table:formula="of:=[FeatureClasses.A8]" office:value-type="string" office:string-value="BuildingInteriorStructure">
            <text:p>BuildingInteriorStructure</text:p>
          </table:table-cell>
          <table:table-cell office:value-type="string">
            <text:p>SIMPLE</text:p>
          </table:table-cell>
          <table:table-cell office:value-type="string">
            <text:p>hasStructure</text:p>
          </table:table-cell>
          <table:table-cell office:value-type="string">
            <text:p>onFloor</text:p>
          </table:table-cell>
          <table:table-cell office:value-type="string">
            <text:p>NONE</text:p>
          </table:table-cell>
          <table:table-cell office:value-type="string">
            <text:p>ONE_TO_MANY</text:p>
          </table:table-cell>
          <table:table-cell office:value-type="string">
            <text:p>NONE</text:p>
          </table:table-cell>
          <table:table-cell table:formula="of:=CONCATENATE([.B7];&quot;FID&quot;)" office:value-type="string" office:string-value="BuildingFloorFID">
            <text:p>BuildingFloorFID</text:p>
          </table:table-cell>
          <table:table-cell table:formula="of:=[FeatureClassAttributes.B39]" office:value-type="string" office:string-value="floorFID">
            <text:p>floorFID</text:p>
          </table:table-cell>
        </table:table-row>
        <table:table-row table:style-name="ro1">
          <table:table-cell office:value-type="string">
            <text:p>SensorHasCoverage</text:p>
          </table:table-cell>
          <table:table-cell table:formula="of:=[FeatureClasses.A11]" office:value-type="string" office:string-value="Sensor">
            <text:p>Sensor</text:p>
          </table:table-cell>
          <table:table-cell table:formula="of:=[FeatureClasses.A12]" office:value-type="string" office:string-value="SensorCoverage">
            <text:p>SensorCoverage</text:p>
          </table:table-cell>
          <table:table-cell office:value-type="string">
            <text:p>SIMPLE</text:p>
          </table:table-cell>
          <table:table-cell office:value-type="string">
            <text:p>hasCoverage</text:p>
          </table:table-cell>
          <table:table-cell office:value-type="string">
            <text:p>isCovered</text:p>
          </table:table-cell>
          <table:table-cell office:value-type="string">
            <text:p>NONE</text:p>
          </table:table-cell>
          <table:table-cell office:value-type="string">
            <text:p>ONE_TO_MANY</text:p>
          </table:table-cell>
          <table:table-cell office:value-type="string">
            <text:p>NONE</text:p>
          </table:table-cell>
          <table:table-cell table:formula="of:=CONCATENATE([.B8];&quot;FID&quot;)" office:value-type="string" office:string-value="SensorFID">
            <text:p>SensorFID</text:p>
          </table:table-cell>
          <table:table-cell table:formula="of:=[FeatureClassAttributes.B58]" office:value-type="string" office:string-value="sensorFID">
            <text:p>sensorFID</text:p>
          </table:table-cell>
        </table:table-row>
        <table:table-row table:style-name="ro3">
          <table:table-cell office:value-type="string">
            <text:p>SpaceHasInstallation</text:p>
          </table:table-cell>
          <table:table-cell table:formula="of:=[FeatureClasses.A6]" office:value-type="string" office:string-value="BuildingInteriorSpace">
            <text:p>BuildingInteriorSpace</text:p>
          </table:table-cell>
          <table:table-cell table:formula="of:=[FeatureClasses.A9]" office:value-type="string" office:string-value="InteriorInstallation">
            <text:p>InteriorInstallation</text:p>
          </table:table-cell>
          <table:table-cell office:value-type="string">
            <text:p>SIMPLE</text:p>
          </table:table-cell>
          <table:table-cell office:value-type="string">
            <text:p>hasInstallation</text:p>
          </table:table-cell>
          <table:table-cell office:value-type="string">
            <text:p>isIn</text:p>
          </table:table-cell>
          <table:table-cell office:value-type="string">
            <text:p>NONE</text:p>
          </table:table-cell>
          <table:table-cell office:value-type="string">
            <text:p>ONE_TO_MANY</text:p>
          </table:table-cell>
          <table:table-cell office:value-type="string">
            <text:p>NONE</text:p>
          </table:table-cell>
          <table:table-cell table:formula="of:=CONCATENATE([.B9];&quot;FID&quot;)" office:value-type="string" office:string-value="BuildingInteriorSpaceFID">
            <text:p>BuildingInteriorSpaceFID</text:p>
          </table:table-cell>
          <table:table-cell table:formula="of:=[FeatureClassAttributes.B46]" office:value-type="string" office:string-value="spaceFID">
            <text:p>spaceFID</text:p>
          </table:table-cell>
        </table:table-row>
        <table:table-row table:style-name="ro1">
          <table:table-cell office:value-type="string">
            <text:p>ZoneHasRegulation</text:p>
          </table:table-cell>
          <table:table-cell table:formula="of:=[FeatureClasses.A15]" office:value-type="string" office:string-value="ZoningDistrict">
            <text:p>ZoningDistrict</text:p>
          </table:table-cell>
          <table:table-cell table:formula="of:=[Tables.A3]" office:value-type="string" office:string-value="Regulation">
            <text:p>Regulation</text:p>
          </table:table-cell>
          <table:table-cell office:value-type="string">
            <text:p>SIMPLE</text:p>
          </table:table-cell>
          <table:table-cell office:value-type="string">
            <text:p>hasRegulation</text:p>
          </table:table-cell>
          <table:table-cell office:value-type="string">
            <text:p>regulates</text:p>
          </table:table-cell>
          <table:table-cell office:value-type="string">
            <text:p>NONE</text:p>
          </table:table-cell>
          <table:table-cell office:value-type="string">
            <text:p>ONE_TO_MANY</text:p>
          </table:table-cell>
          <table:table-cell office:value-type="string">
            <text:p>NONE</text:p>
          </table:table-cell>
          <table:table-cell table:formula="of:=CONCATENATE([.B10];&quot;FID&quot;)" office:value-type="string" office:string-value="ZoningDistrictFID">
            <text:p>ZoningDistrictFID</text:p>
          </table:table-cell>
          <table:table-cell table:formula="of:=[TableAttributes.B21]" office:value-type="string" office:string-value="referenceFID">
            <text:p>referenceFID</text:p>
          </table:table-cell>
        </table:table-row>
        <table:table-row table:style-name="ro1">
          <table:table-cell office:value-type="string">
            <text:p>ParcelHasRegulation</text:p>
          </table:table-cell>
          <table:table-cell table:formula="of:=[FeatureClasses.A16]" office:value-type="string" office:string-value="Parcel">
            <text:p>Parcel</text:p>
          </table:table-cell>
          <table:table-cell table:formula="of:=[Tables.A3]" office:value-type="string" office:string-value="Regulation">
            <text:p>Regulation</text:p>
          </table:table-cell>
          <table:table-cell office:value-type="string">
            <text:p>SIMPLE</text:p>
          </table:table-cell>
          <table:table-cell office:value-type="string">
            <text:p>hasRegulation</text:p>
          </table:table-cell>
          <table:table-cell office:value-type="string">
            <text:p>regulates</text:p>
          </table:table-cell>
          <table:table-cell office:value-type="string">
            <text:p>NONE</text:p>
          </table:table-cell>
          <table:table-cell office:value-type="string">
            <text:p>ONE_TO_MANY</text:p>
          </table:table-cell>
          <table:table-cell office:value-type="string">
            <text:p>NONE</text:p>
          </table:table-cell>
          <table:table-cell table:formula="of:=CONCATENATE([.B11];&quot;FID&quot;)" office:value-type="string" office:string-value="ParcelFID">
            <text:p>ParcelFID</text:p>
          </table:table-cell>
          <table:table-cell table:formula="of:=[TableAttributes.B21]" office:value-type="string" office:string-value="referenceFID">
            <text:p>referenceFID</text:p>
          </table:table-cell>
        </table:table-row>
        <table:table-row table:style-name="ro1">
          <table:table-cell office:value-type="string">
            <text:p>ParcelHasNeigborhood</text:p>
          </table:table-cell>
          <table:table-cell table:formula="of:=[FeatureClasses.A16]" office:value-type="string" office:string-value="Parcel">
            <text:p>Parcel</text:p>
          </table:table-cell>
          <table:table-cell table:formula="of:=[Tables.A4]" office:value-type="string" office:string-value="Neighborhood">
            <text:p>Neighborhood</text:p>
          </table:table-cell>
          <table:table-cell office:value-type="string">
            <text:p>SIMPLE</text:p>
          </table:table-cell>
          <table:table-cell office:value-type="string">
            <text:p>hasNeigborhood</text:p>
          </table:table-cell>
          <table:table-cell/>
          <table:table-cell office:value-type="string">
            <text:p>NONE</text:p>
          </table:table-cell>
          <table:table-cell office:value-type="string">
            <text:p>ONE_TO_MANY</text:p>
          </table:table-cell>
          <table:table-cell office:value-type="string">
            <text:p>NONE</text:p>
          </table:table-cell>
          <table:table-cell table:formula="of:=CONCATENATE([.B12];&quot;FID&quot;)" office:value-type="string" office:string-value="ParcelFID">
            <text:p>ParcelFID</text:p>
          </table:table-cell>
          <table:table-cell table:formula="of:=[TableAttributes.B28]" office:value-type="string" office:string-value="parcelFID">
            <text:p>parcelFID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Domains.A1:Domains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6T18:51:03.22</meta:creation-date>
    <dc:date>2012-09-28T12:51:32.47</dc:date>
    <meta:editing-duration>PT8H8M22S</meta:editing-duration>
    <meta:editing-cycles>57</meta:editing-cycles>
    <meta:generator>LibreOffice/3.5$Windows_x86 LibreOffice_project/165a79a-7059095-e13bb37-fef39a4-9503d18</meta:generator>
    <meta:document-statistic meta:table-count="7" meta:cell-count="2262" meta:object-count="0"/>
  </office:meta>
</office:document-meta>
</file>